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.71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ingle_di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MA10</text:p>
          </table:table-cell>
        </table:table-row>
        <table:table-row table:style-name="ro1">
          <table:table-cell office:value-type="string" calcext:value-type="string">
            <text:p>2017-10-16 00:00:00+00:0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2017-10-17 00:00:00+00:00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2017-10-18 00:00:00+00:00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2017-10-19 00:00:00+00:00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2017-10-20 00:00:00+00:0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2017-10-23 00:00:00+00:00</text:p>
          </table:table-cell>
          <table:table-cell office:value-type="float" office:value="0.53" calcext:value-type="float">
            <text:p>0.53</text:p>
          </table:table-cell>
          <table:table-cell/>
        </table:table-row>
        <table:table-row table:style-name="ro1">
          <table:table-cell office:value-type="string" calcext:value-type="string">
            <text:p>2017-10-24 00:00:00+00:00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office:value-type="string" calcext:value-type="string">
            <text:p>2017-10-25 00:00:00+00:00</text:p>
          </table:table-cell>
          <table:table-cell office:value-type="float" office:value="1.36" calcext:value-type="float">
            <text:p>1.36</text:p>
          </table:table-cell>
          <table:table-cell/>
        </table:table-row>
        <table:table-row table:style-name="ro1">
          <table:table-cell office:value-type="string" calcext:value-type="string">
            <text:p>2017-10-26 00:00:00+00:00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2017-10-27 00:00:00+00:00</text:p>
          </table:table-cell>
          <table:table-cell office:value-type="float" office:value="1.4" calcext:value-type="float">
            <text:p>1.4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string" calcext:value-type="string">
            <text:p>2017-10-30 00:00:00+00:00</text:p>
          </table:table-cell>
          <table:table-cell office:value-type="float" office:value="0.7" calcext:value-type="float">
            <text:p>0.7</text:p>
          </table:table-cell>
          <table:table-cell office:value-type="float" office:value="0.9628" calcext:value-type="float">
            <text:p>0.9628</text:p>
          </table:table-cell>
        </table:table-row>
        <table:table-row table:style-name="ro1">
          <table:table-cell office:value-type="string" calcext:value-type="string">
            <text:p>2017-10-31 00:00:00+00:00</text:p>
          </table:table-cell>
          <table:table-cell office:value-type="float" office:value="0.63" calcext:value-type="float">
            <text:p>0.63</text:p>
          </table:table-cell>
          <table:table-cell office:value-type="float" office:value="0.92952" calcext:value-type="float">
            <text:p>0.92952</text:p>
          </table:table-cell>
        </table:table-row>
        <table:table-row table:style-name="ro1">
          <table:table-cell office:value-type="string" calcext:value-type="string">
            <text:p>2017-11-01 00:00:00+00:00</text:p>
          </table:table-cell>
          <table:table-cell office:value-type="float" office:value="1.28" calcext:value-type="float">
            <text:p>1.28</text:p>
          </table:table-cell>
          <table:table-cell office:value-type="float" office:value="0.964568" calcext:value-type="float">
            <text:p>0.964568</text:p>
          </table:table-cell>
        </table:table-row>
        <table:table-row table:style-name="ro1">
          <table:table-cell office:value-type="string" calcext:value-type="string">
            <text:p>2017-11-03 00:00:00+00:00</text:p>
          </table:table-cell>
          <table:table-cell office:value-type="float" office:value="1.12" calcext:value-type="float">
            <text:p>1.12</text:p>
          </table:table-cell>
          <table:table-cell office:value-type="float" office:value="0.9801112" calcext:value-type="float">
            <text:p>0.9801112</text:p>
          </table:table-cell>
        </table:table-row>
        <table:table-row table:style-name="ro1">
          <table:table-cell office:value-type="string" calcext:value-type="string">
            <text:p>2017-11-06 00:00:00+00:00</text:p>
          </table:table-cell>
          <table:table-cell office:value-type="float" office:value="0.42" calcext:value-type="float">
            <text:p>0.42</text:p>
          </table:table-cell>
          <table:table-cell office:value-type="float" office:value="0.92410008" calcext:value-type="float">
            <text:p>0.92410008</text:p>
          </table:table-cell>
        </table:table-row>
        <table:table-row table:style-name="ro1">
          <table:table-cell office:value-type="string" calcext:value-type="string">
            <text:p>2017-11-07 00:00:00+00:00</text:p>
          </table:table-cell>
          <table:table-cell office:value-type="float" office:value="0.88" calcext:value-type="float">
            <text:p>0.88</text:p>
          </table:table-cell>
          <table:table-cell office:value-type="float" office:value="0.919690072" calcext:value-type="float">
            <text:p>0.919690072</text:p>
          </table:table-cell>
        </table:table-row>
        <table:table-row table:style-name="ro1">
          <table:table-cell office:value-type="string" calcext:value-type="string">
            <text:p>2017-11-08 00:00:00+00:00</text:p>
          </table:table-cell>
          <table:table-cell office:value-type="float" office:value="0.8" calcext:value-type="float">
            <text:p>0.8</text:p>
          </table:table-cell>
          <table:table-cell office:value-type="float" office:value="0.9077210648" calcext:value-type="float">
            <text:p>0.9077210648</text:p>
          </table:table-cell>
        </table:table-row>
        <table:table-row table:style-name="ro1">
          <table:table-cell office:value-type="string" calcext:value-type="string">
            <text:p>2017-11-09 00:00:00+00:00</text:p>
          </table:table-cell>
          <table:table-cell office:value-type="float" office:value="1.07" calcext:value-type="float">
            <text:p>1.07</text:p>
          </table:table-cell>
          <table:table-cell office:value-type="float" office:value="0.9239489583" calcext:value-type="float">
            <text:p>0.9239489583</text:p>
          </table:table-cell>
        </table:table-row>
        <table:table-row table:style-name="ro1">
          <table:table-cell office:value-type="string" calcext:value-type="string">
            <text:p>2017-11-10 00:00:00+00:00</text:p>
          </table:table-cell>
          <table:table-cell office:value-type="float" office:value="0.83" calcext:value-type="float">
            <text:p>0.83</text:p>
          </table:table-cell>
          <table:table-cell office:value-type="float" office:value="0.9145540625" calcext:value-type="float">
            <text:p>0.9145540625</text:p>
          </table:table-cell>
        </table:table-row>
        <table:table-row table:style-name="ro1">
          <table:table-cell office:value-type="string" calcext:value-type="string">
            <text:p>2017-11-13 00:00:00+00:00</text:p>
          </table:table-cell>
          <table:table-cell office:value-type="float" office:value="0.56" calcext:value-type="float">
            <text:p>0.56</text:p>
          </table:table-cell>
          <table:table-cell office:value-type="float" office:value="0.8790986562" calcext:value-type="float">
            <text:p>0.8790986562</text:p>
          </table:table-cell>
        </table:table-row>
        <table:table-row table:style-name="ro1">
          <table:table-cell office:value-type="string" calcext:value-type="string">
            <text:p>2017-11-14 00:00:00+00:00</text:p>
          </table:table-cell>
          <table:table-cell office:value-type="float" office:value="0.87" calcext:value-type="float">
            <text:p>0.87</text:p>
          </table:table-cell>
          <table:table-cell office:value-type="float" office:value="0.8781887906" calcext:value-type="float">
            <text:p>0.8781887906</text:p>
          </table:table-cell>
        </table:table-row>
        <table:table-row table:style-name="ro1">
          <table:table-cell office:value-type="string" calcext:value-type="string">
            <text:p>2017-11-15 00:00:00+00:00</text:p>
          </table:table-cell>
          <table:table-cell office:value-type="float" office:value="2.49" calcext:value-type="float">
            <text:p>2.49</text:p>
          </table:table-cell>
          <table:table-cell office:value-type="float" office:value="1.0393699116" calcext:value-type="float">
            <text:p>1.0393699116</text:p>
          </table:table-cell>
        </table:table-row>
        <table:table-row table:style-name="ro1">
          <table:table-cell office:value-type="string" calcext:value-type="string">
            <text:p>2017-11-16 00:00:00+00:00</text:p>
          </table:table-cell>
          <table:table-cell office:value-type="float" office:value="2.38" calcext:value-type="float">
            <text:p>2.38</text:p>
          </table:table-cell>
          <table:table-cell office:value-type="float" office:value="1.1734329204" calcext:value-type="float">
            <text:p>1.1734329204</text:p>
          </table:table-cell>
        </table:table-row>
        <table:table-row table:style-name="ro1">
          <table:table-cell office:value-type="string" calcext:value-type="string">
            <text:p>2017-11-17 00:00:00+00:00</text:p>
          </table:table-cell>
          <table:table-cell office:value-type="float" office:value="2.4" calcext:value-type="float">
            <text:p>2.4</text:p>
          </table:table-cell>
          <table:table-cell office:value-type="float" office:value="1.2960896284" calcext:value-type="float">
            <text:p>1.2960896284</text:p>
          </table:table-cell>
        </table:table-row>
        <table:table-row table:style-name="ro1">
          <table:table-cell office:value-type="string" calcext:value-type="string">
            <text:p>2017-11-20 00:00:00+00:00</text:p>
          </table:table-cell>
          <table:table-cell office:value-type="float" office:value="0.69" calcext:value-type="float">
            <text:p>0.69</text:p>
          </table:table-cell>
          <table:table-cell office:value-type="float" office:value="1.2354806655" calcext:value-type="float">
            <text:p>1.2354806655</text:p>
          </table:table-cell>
        </table:table-row>
        <table:table-row table:style-name="ro1">
          <table:table-cell office:value-type="string" calcext:value-type="string">
            <text:p>2017-11-21 00:00:00+00:00</text:p>
          </table:table-cell>
          <table:table-cell office:value-type="float" office:value="1.75" calcext:value-type="float">
            <text:p>1.75</text:p>
          </table:table-cell>
          <table:table-cell office:value-type="float" office:value="1.286932599" calcext:value-type="float">
            <text:p>1.286932599</text:p>
          </table:table-cell>
        </table:table-row>
        <table:table-row table:style-name="ro1">
          <table:table-cell office:value-type="string" calcext:value-type="string">
            <text:p>2017-11-22 00:00:00+00:00</text:p>
          </table:table-cell>
          <table:table-cell office:value-type="float" office:value="0.92" calcext:value-type="float">
            <text:p>0.92</text:p>
          </table:table-cell>
          <table:table-cell office:value-type="float" office:value="1.2502393391" calcext:value-type="float">
            <text:p>1.2502393391</text:p>
          </table:table-cell>
        </table:table-row>
        <table:table-row table:style-name="ro1">
          <table:table-cell office:value-type="string" calcext:value-type="string">
            <text:p>2017-11-23 00:00:00+00:00</text:p>
          </table:table-cell>
          <table:table-cell office:value-type="float" office:value="0.77" calcext:value-type="float">
            <text:p>0.77</text:p>
          </table:table-cell>
          <table:table-cell office:value-type="float" office:value="1.2022154052" calcext:value-type="float">
            <text:p>1.2022154052</text:p>
          </table:table-cell>
        </table:table-row>
        <table:table-row table:style-name="ro1">
          <table:table-cell office:value-type="string" calcext:value-type="string">
            <text:p>2017-11-24 00:00:00+00:00</text:p>
          </table:table-cell>
          <table:table-cell office:value-type="float" office:value="1.28" calcext:value-type="float">
            <text:p>1.28</text:p>
          </table:table-cell>
          <table:table-cell office:value-type="float" office:value="1.2099938646" calcext:value-type="float">
            <text:p>1.2099938646</text:p>
          </table:table-cell>
        </table:table-row>
        <table:table-row table:style-name="ro1">
          <table:table-cell office:value-type="string" calcext:value-type="string">
            <text:p>2017-11-27 00:00:00+00:00</text:p>
          </table:table-cell>
          <table:table-cell office:value-type="float" office:value="1" calcext:value-type="float">
            <text:p>1</text:p>
          </table:table-cell>
          <table:table-cell office:value-type="float" office:value="1.1889944782" calcext:value-type="float">
            <text:p>1.1889944782</text:p>
          </table:table-cell>
        </table:table-row>
        <table:table-row table:style-name="ro1">
          <table:table-cell office:value-type="string" calcext:value-type="string">
            <text:p>2017-11-28 00:00:00+00:00</text:p>
          </table:table-cell>
          <table:table-cell office:value-type="float" office:value="0.9" calcext:value-type="float">
            <text:p>0.9</text:p>
          </table:table-cell>
          <table:table-cell office:value-type="float" office:value="1.1600950304" calcext:value-type="float">
            <text:p>1.1600950304</text:p>
          </table:table-cell>
        </table:table-row>
        <table:table-row table:style-name="ro1">
          <table:table-cell office:value-type="string" calcext:value-type="string">
            <text:p>2017-11-29 00:00:00+00:00</text:p>
          </table:table-cell>
          <table:table-cell office:value-type="float" office:value="0.73" calcext:value-type="float">
            <text:p>0.73</text:p>
          </table:table-cell>
          <table:table-cell office:value-type="float" office:value="1.1170855273" calcext:value-type="float">
            <text:p>1.1170855273</text:p>
          </table:table-cell>
        </table:table-row>
        <table:table-row table:style-name="ro1">
          <table:table-cell office:value-type="string" calcext:value-type="string">
            <text:p>2017-11-30 00:00:00+00:00</text:p>
          </table:table-cell>
          <table:table-cell office:value-type="float" office:value="0.76" calcext:value-type="float">
            <text:p>0.76</text:p>
          </table:table-cell>
          <table:table-cell office:value-type="float" office:value="1.0813769746" calcext:value-type="float">
            <text:p>1.0813769746</text:p>
          </table:table-cell>
        </table:table-row>
        <table:table-row table:style-name="ro1">
          <table:table-cell office:value-type="string" calcext:value-type="string">
            <text:p>2017-12-01 00:00:00+00:00</text:p>
          </table:table-cell>
          <table:table-cell office:value-type="float" office:value="0.99" calcext:value-type="float">
            <text:p>0.99</text:p>
          </table:table-cell>
          <table:table-cell office:value-type="float" office:value="1.0722392771" calcext:value-type="float">
            <text:p>1.0722392771</text:p>
          </table:table-cell>
        </table:table-row>
        <table:table-row table:style-name="ro1">
          <table:table-cell office:value-type="string" calcext:value-type="string">
            <text:p>2017-12-04 00:00:00+00:00</text:p>
          </table:table-cell>
          <table:table-cell office:value-type="float" office:value="1.2" calcext:value-type="float">
            <text:p>1.2</text:p>
          </table:table-cell>
          <table:table-cell office:value-type="float" office:value="1.0850153494" calcext:value-type="float">
            <text:p>1.0850153494</text:p>
          </table:table-cell>
        </table:table-row>
        <table:table-row table:style-name="ro1">
          <table:table-cell office:value-type="string" calcext:value-type="string">
            <text:p>2017-12-05 00:00:00+00:00</text:p>
          </table:table-cell>
          <table:table-cell office:value-type="float" office:value="1.02" calcext:value-type="float">
            <text:p>1.02</text:p>
          </table:table-cell>
          <table:table-cell office:value-type="float" office:value="1.0785138145" calcext:value-type="float">
            <text:p>1.0785138145</text:p>
          </table:table-cell>
        </table:table-row>
        <table:table-row table:style-name="ro1">
          <table:table-cell office:value-type="string" calcext:value-type="string">
            <text:p>2017-12-06 00:00:00+00:00</text:p>
          </table:table-cell>
          <table:table-cell office:value-type="float" office:value="1.01" calcext:value-type="float">
            <text:p>1.01</text:p>
          </table:table-cell>
          <table:table-cell office:value-type="float" office:value="1.071662433" calcext:value-type="float">
            <text:p>1.071662433</text:p>
          </table:table-cell>
        </table:table-row>
        <table:table-row table:style-name="ro1">
          <table:table-cell office:value-type="string" calcext:value-type="string">
            <text:p>2017-12-07 00:00:00+00:00</text:p>
          </table:table-cell>
          <table:table-cell office:value-type="float" office:value="1.66" calcext:value-type="float">
            <text:p>1.66</text:p>
          </table:table-cell>
          <table:table-cell office:value-type="float" office:value="1.1304961897" calcext:value-type="float">
            <text:p>1.1304961897</text:p>
          </table:table-cell>
        </table:table-row>
        <table:table-row table:style-name="ro1">
          <table:table-cell office:value-type="string" calcext:value-type="string">
            <text:p>2017-12-08 00:00:00+00:00</text:p>
          </table:table-cell>
          <table:table-cell office:value-type="float" office:value="2.47" calcext:value-type="float">
            <text:p>2.47</text:p>
          </table:table-cell>
          <table:table-cell office:value-type="float" office:value="1.2644465708" calcext:value-type="float">
            <text:p>1.2644465708</text:p>
          </table:table-cell>
        </table:table-row>
        <table:table-row table:style-name="ro1">
          <table:table-cell office:value-type="string" calcext:value-type="string">
            <text:p>2017-12-11 00:00:00+00:00</text:p>
          </table:table-cell>
          <table:table-cell office:value-type="float" office:value="0.84" calcext:value-type="float">
            <text:p>0.84</text:p>
          </table:table-cell>
          <table:table-cell office:value-type="float" office:value="1.2220019137" calcext:value-type="float">
            <text:p>1.2220019137</text:p>
          </table:table-cell>
        </table:table-row>
        <table:table-row table:style-name="ro1">
          <table:table-cell office:value-type="string" calcext:value-type="string">
            <text:p>2017-12-12 00:00:00+00:00</text:p>
          </table:table-cell>
          <table:table-cell office:value-type="float" office:value="0.82" calcext:value-type="float">
            <text:p>0.82</text:p>
          </table:table-cell>
          <table:table-cell office:value-type="float" office:value="1.1818017223" calcext:value-type="float">
            <text:p>1.1818017223</text:p>
          </table:table-cell>
        </table:table-row>
        <table:table-row table:style-name="ro1">
          <table:table-cell office:value-type="string" calcext:value-type="string">
            <text:p>2017-12-13 00:00:00+00:00</text:p>
          </table:table-cell>
          <table:table-cell office:value-type="float" office:value="0.86" calcext:value-type="float">
            <text:p>0.86</text:p>
          </table:table-cell>
          <table:table-cell office:value-type="float" office:value="1.1496215501" calcext:value-type="float">
            <text:p>1.1496215501</text:p>
          </table:table-cell>
        </table:table-row>
        <table:table-row table:style-name="ro1">
          <table:table-cell office:value-type="string" calcext:value-type="string">
            <text:p>2017-12-14 00:00:00+00:00</text:p>
          </table:table-cell>
          <table:table-cell office:value-type="float" office:value="1.52" calcext:value-type="float">
            <text:p>1.52</text:p>
          </table:table-cell>
          <table:table-cell office:value-type="float" office:value="1.1866593951" calcext:value-type="float">
            <text:p>1.1866593951</text:p>
          </table:table-cell>
        </table:table-row>
        <table:table-row table:style-name="ro1">
          <table:table-cell office:value-type="string" calcext:value-type="string">
            <text:p>2017-12-15 00:00:00+00:00</text:p>
          </table:table-cell>
          <table:table-cell office:value-type="float" office:value="0.7" calcext:value-type="float">
            <text:p>0.7</text:p>
          </table:table-cell>
          <table:table-cell office:value-type="float" office:value="1.1379934556" calcext:value-type="float">
            <text:p>1.1379934556</text:p>
          </table:table-cell>
        </table:table-row>
        <table:table-row table:style-name="ro1">
          <table:table-cell office:value-type="string" calcext:value-type="string">
            <text:p>2017-12-18 00:00:00+00:00</text:p>
          </table:table-cell>
          <table:table-cell office:value-type="float" office:value="0.71" calcext:value-type="float">
            <text:p>0.71</text:p>
          </table:table-cell>
          <table:table-cell office:value-type="float" office:value="1.09519411" calcext:value-type="float">
            <text:p>1.09519411</text:p>
          </table:table-cell>
        </table:table-row>
        <table:table-row table:style-name="ro1">
          <table:table-cell office:value-type="string" calcext:value-type="string">
            <text:p>2017-12-19 00:00:00+00:00</text:p>
          </table:table-cell>
          <table:table-cell office:value-type="float" office:value="1.03" calcext:value-type="float">
            <text:p>1.03</text:p>
          </table:table-cell>
          <table:table-cell office:value-type="float" office:value="1.088674699" calcext:value-type="float">
            <text:p>1.088674699</text:p>
          </table:table-cell>
        </table:table-row>
        <table:table-row table:style-name="ro1">
          <table:table-cell office:value-type="string" calcext:value-type="string">
            <text:p>2017-12-20 00:00:00+00:00</text:p>
          </table:table-cell>
          <table:table-cell office:value-type="float" office:value="0.68" calcext:value-type="float">
            <text:p>0.68</text:p>
          </table:table-cell>
          <table:table-cell office:value-type="float" office:value="1.0478072291" calcext:value-type="float">
            <text:p>1.0478072291</text:p>
          </table:table-cell>
        </table:table-row>
        <table:table-row table:style-name="ro1">
          <table:table-cell office:value-type="string" calcext:value-type="string">
            <text:p>2017-12-21 00:00:00+00:00</text:p>
          </table:table-cell>
          <table:table-cell office:value-type="float" office:value="0.75" calcext:value-type="float">
            <text:p>0.75</text:p>
          </table:table-cell>
          <table:table-cell office:value-type="float" office:value="1.0180265062" calcext:value-type="float">
            <text:p>1.0180265062</text:p>
          </table:table-cell>
        </table:table-row>
        <table:table-row table:style-name="ro1">
          <table:table-cell office:value-type="string" calcext:value-type="string">
            <text:p>2017-12-22 00:00:00+00:00</text:p>
          </table:table-cell>
          <table:table-cell office:value-type="float" office:value="0.83" calcext:value-type="float">
            <text:p>0.83</text:p>
          </table:table-cell>
          <table:table-cell office:value-type="float" office:value="0.9992238556" calcext:value-type="float">
            <text:p>0.9992238556</text:p>
          </table:table-cell>
        </table:table-row>
        <table:table-row table:style-name="ro1">
          <table:table-cell office:value-type="string" calcext:value-type="string">
            <text:p>2017-12-27 00:00:00+00:00</text:p>
          </table:table-cell>
          <table:table-cell office:value-type="float" office:value="0.54" calcext:value-type="float">
            <text:p>0.54</text:p>
          </table:table-cell>
          <table:table-cell office:value-type="float" office:value="0.95330147" calcext:value-type="float">
            <text:p>0.95330147</text:p>
          </table:table-cell>
        </table:table-row>
        <table:table-row table:style-name="ro1">
          <table:table-cell office:value-type="string" calcext:value-type="string">
            <text:p>2017-12-28 00:00:00+00:00</text:p>
          </table:table-cell>
          <table:table-cell office:value-type="float" office:value="0.43" calcext:value-type="float">
            <text:p>0.43</text:p>
          </table:table-cell>
          <table:table-cell office:value-type="float" office:value="0.900971323" calcext:value-type="float">
            <text:p>0.900971323</text:p>
          </table:table-cell>
        </table:table-row>
        <table:table-row table:style-name="ro1">
          <table:table-cell office:value-type="string" calcext:value-type="string">
            <text:p>2017-12-29 00:00:00+00:00</text:p>
          </table:table-cell>
          <table:table-cell office:value-type="float" office:value="0.5" calcext:value-type="float">
            <text:p>0.5</text:p>
          </table:table-cell>
          <table:table-cell office:value-type="float" office:value="0.8608741907" calcext:value-type="float">
            <text:p>0.8608741907</text:p>
          </table:table-cell>
        </table:table-row>
        <table:table-row table:style-name="ro1">
          <table:table-cell office:value-type="string" calcext:value-type="string">
            <text:p>2018-01-02 00:00:00+00:00</text:p>
          </table:table-cell>
          <table:table-cell office:value-type="float" office:value="1.28" calcext:value-type="float">
            <text:p>1.28</text:p>
          </table:table-cell>
          <table:table-cell office:value-type="float" office:value="0.9027867716" calcext:value-type="float">
            <text:p>0.9027867716</text:p>
          </table:table-cell>
        </table:table-row>
        <table:table-row table:style-name="ro1">
          <table:table-cell office:value-type="string" calcext:value-type="string">
            <text:p>2018-01-03 00:00:00+00:00</text:p>
          </table:table-cell>
          <table:table-cell office:value-type="float" office:value="0.7" calcext:value-type="float">
            <text:p>0.7</text:p>
          </table:table-cell>
          <table:table-cell office:value-type="float" office:value="0.8825080945" calcext:value-type="float">
            <text:p>0.8825080945</text:p>
          </table:table-cell>
        </table:table-row>
        <table:table-row table:style-name="ro1">
          <table:table-cell office:value-type="string" calcext:value-type="string">
            <text:p>2018-01-04 00:00:00+00:00</text:p>
          </table:table-cell>
          <table:table-cell office:value-type="float" office:value="1.92" calcext:value-type="float">
            <text:p>1.92</text:p>
          </table:table-cell>
          <table:table-cell office:value-type="float" office:value="0.986257285" calcext:value-type="float">
            <text:p>0.986257285</text:p>
          </table:table-cell>
        </table:table-row>
        <table:table-row table:style-name="ro1">
          <table:table-cell office:value-type="string" calcext:value-type="string">
            <text:p>2018-01-05 00:00:00+00:00</text:p>
          </table:table-cell>
          <table:table-cell office:value-type="float" office:value="0.9" calcext:value-type="float">
            <text:p>0.9</text:p>
          </table:table-cell>
          <table:table-cell office:value-type="float" office:value="0.9776315565" calcext:value-type="float">
            <text:p>0.9776315565</text:p>
          </table:table-cell>
        </table:table-row>
        <table:table-row table:style-name="ro1">
          <table:table-cell office:value-type="string" calcext:value-type="string">
            <text:p>2018-01-08 00:00:00+00:00</text:p>
          </table:table-cell>
          <table:table-cell office:value-type="float" office:value="0.98" calcext:value-type="float">
            <text:p>0.98</text:p>
          </table:table-cell>
          <table:table-cell office:value-type="float" office:value="0.9778684009" calcext:value-type="float">
            <text:p>0.9778684009</text:p>
          </table:table-cell>
        </table:table-row>
        <table:table-row table:style-name="ro1">
          <table:table-cell office:value-type="string" calcext:value-type="string">
            <text:p>2018-01-09 00:00:00+00:00</text:p>
          </table:table-cell>
          <table:table-cell office:value-type="float" office:value="0.68" calcext:value-type="float">
            <text:p>0.68</text:p>
          </table:table-cell>
          <table:table-cell office:value-type="float" office:value="0.9480815608" calcext:value-type="float">
            <text:p>0.9480815608</text:p>
          </table:table-cell>
        </table:table-row>
        <table:table-row table:style-name="ro1">
          <table:table-cell office:value-type="string" calcext:value-type="string">
            <text:p>2018-01-11 00:00:00+00:00</text:p>
          </table:table-cell>
          <table:table-cell office:value-type="float" office:value="2.32" calcext:value-type="float">
            <text:p>2.32</text:p>
          </table:table-cell>
          <table:table-cell office:value-type="float" office:value="1.0852734047" calcext:value-type="float">
            <text:p>1.0852734047</text:p>
          </table:table-cell>
        </table:table-row>
        <table:table-row table:style-name="ro1">
          <table:table-cell office:value-type="string" calcext:value-type="string">
            <text:p>2018-01-12 00:00:00+00:00</text:p>
          </table:table-cell>
          <table:table-cell office:value-type="float" office:value="0.86" calcext:value-type="float">
            <text:p>0.86</text:p>
          </table:table-cell>
          <table:table-cell office:value-type="float" office:value="1.0627460642" calcext:value-type="float">
            <text:p>1.0627460642</text:p>
          </table:table-cell>
        </table:table-row>
        <table:table-row table:style-name="ro1">
          <table:table-cell office:value-type="string" calcext:value-type="string">
            <text:p>2018-01-15 00:00:00+00:00</text:p>
          </table:table-cell>
          <table:table-cell office:value-type="float" office:value="0.58" calcext:value-type="float">
            <text:p>0.58</text:p>
          </table:table-cell>
          <table:table-cell office:value-type="float" office:value="1.0144714578" calcext:value-type="float">
            <text:p>1.0144714578</text:p>
          </table:table-cell>
        </table:table-row>
        <table:table-row table:style-name="ro1">
          <table:table-cell office:value-type="string" calcext:value-type="string">
            <text:p>2018-01-16 00:00:00+00:00</text:p>
          </table:table-cell>
          <table:table-cell office:value-type="float" office:value="0.66" calcext:value-type="float">
            <text:p>0.66</text:p>
          </table:table-cell>
          <table:table-cell office:value-type="float" office:value="0.979024312" calcext:value-type="float">
            <text:p>0.979024312</text:p>
          </table:table-cell>
        </table:table-row>
        <table:table-row table:style-name="ro1">
          <table:table-cell office:value-type="string" calcext:value-type="string">
            <text:p>2018-01-17 00:00:00+00:00</text:p>
          </table:table-cell>
          <table:table-cell office:value-type="float" office:value="0.98" calcext:value-type="float">
            <text:p>0.98</text:p>
          </table:table-cell>
          <table:table-cell office:value-type="float" office:value="0.9791218808" calcext:value-type="float">
            <text:p>0.9791218808</text:p>
          </table:table-cell>
        </table:table-row>
        <table:table-row table:style-name="ro1">
          <table:table-cell office:value-type="string" calcext:value-type="string">
            <text:p>2018-01-18 00:00:00+00:00</text:p>
          </table:table-cell>
          <table:table-cell office:value-type="float" office:value="0.78" calcext:value-type="float">
            <text:p>0.78</text:p>
          </table:table-cell>
          <table:table-cell office:value-type="float" office:value="0.9592096927" calcext:value-type="float">
            <text:p>0.9592096927</text:p>
          </table:table-cell>
        </table:table-row>
        <table:table-row table:style-name="ro1">
          <table:table-cell office:value-type="string" calcext:value-type="string">
            <text:p>2018-01-19 00:00:00+00:00</text:p>
          </table:table-cell>
          <table:table-cell office:value-type="float" office:value="0.76" calcext:value-type="float">
            <text:p>0.76</text:p>
          </table:table-cell>
          <table:table-cell office:value-type="float" office:value="0.9392887235" calcext:value-type="float">
            <text:p>0.9392887235</text:p>
          </table:table-cell>
        </table:table-row>
        <table:table-row table:style-name="ro1">
          <table:table-cell office:value-type="string" calcext:value-type="string">
            <text:p>2018-01-22 00:00:00+00:00</text:p>
          </table:table-cell>
          <table:table-cell office:value-type="float" office:value="2" calcext:value-type="float">
            <text:p>2</text:p>
          </table:table-cell>
          <table:table-cell office:value-type="float" office:value="1.0453598511" calcext:value-type="float">
            <text:p>1.0453598511</text:p>
          </table:table-cell>
        </table:table-row>
        <table:table-row table:style-name="ro1">
          <table:table-cell office:value-type="string" calcext:value-type="string">
            <text:p>2018-01-23 00:00:00+00:00</text:p>
          </table:table-cell>
          <table:table-cell office:value-type="float" office:value="1.44" calcext:value-type="float">
            <text:p>1.44</text:p>
          </table:table-cell>
          <table:table-cell office:value-type="float" office:value="1.084823866" calcext:value-type="float">
            <text:p>1.084823866</text:p>
          </table:table-cell>
        </table:table-row>
        <table:table-row table:style-name="ro1">
          <table:table-cell office:value-type="string" calcext:value-type="string">
            <text:p>2018-01-24 00:00:00+00:00</text:p>
          </table:table-cell>
          <table:table-cell office:value-type="float" office:value="1.06" calcext:value-type="float">
            <text:p>1.06</text:p>
          </table:table-cell>
          <table:table-cell office:value-type="float" office:value="1.0823414794" calcext:value-type="float">
            <text:p>1.0823414794</text:p>
          </table:table-cell>
        </table:table-row>
        <table:table-row table:style-name="ro1">
          <table:table-cell office:value-type="string" calcext:value-type="string">
            <text:p>2018-01-25 00:00:00+00:00</text:p>
          </table:table-cell>
          <table:table-cell office:value-type="float" office:value="1.4" calcext:value-type="float">
            <text:p>1.4</text:p>
          </table:table-cell>
          <table:table-cell office:value-type="float" office:value="1.1141073315" calcext:value-type="float">
            <text:p>1.1141073315</text:p>
          </table:table-cell>
        </table:table-row>
        <table:table-row table:style-name="ro1">
          <table:table-cell office:value-type="string" calcext:value-type="string">
            <text:p>2018-01-26 00:00:00+00:00</text:p>
          </table:table-cell>
          <table:table-cell office:value-type="float" office:value="0.9" calcext:value-type="float">
            <text:p>0.9</text:p>
          </table:table-cell>
          <table:table-cell office:value-type="float" office:value="1.0926965983" calcext:value-type="float">
            <text:p>1.0926965983</text:p>
          </table:table-cell>
        </table:table-row>
        <table:table-row table:style-name="ro1">
          <table:table-cell office:value-type="string" calcext:value-type="string">
            <text:p>2018-01-29 00:00:00+00:00</text:p>
          </table:table-cell>
          <table:table-cell office:value-type="float" office:value="1.46" calcext:value-type="float">
            <text:p>1.46</text:p>
          </table:table-cell>
          <table:table-cell office:value-type="float" office:value="1.1294269385" calcext:value-type="float">
            <text:p>1.1294269385</text:p>
          </table:table-cell>
        </table:table-row>
        <table:table-row table:style-name="ro1">
          <table:table-cell office:value-type="string" calcext:value-type="string">
            <text:p>2018-01-30 00:00:00+00:00</text:p>
          </table:table-cell>
          <table:table-cell office:value-type="float" office:value="0.72" calcext:value-type="float">
            <text:p>0.72</text:p>
          </table:table-cell>
          <table:table-cell office:value-type="float" office:value="1.0884842446" calcext:value-type="float">
            <text:p>1.0884842446</text:p>
          </table:table-cell>
        </table:table-row>
        <table:table-row table:style-name="ro1">
          <table:table-cell office:value-type="string" calcext:value-type="string">
            <text:p>2018-01-31 00:00:00+00:00</text:p>
          </table:table-cell>
          <table:table-cell office:value-type="float" office:value="0.64" calcext:value-type="float">
            <text:p>0.64</text:p>
          </table:table-cell>
          <table:table-cell office:value-type="float" office:value="1.0436358202" calcext:value-type="float">
            <text:p>1.0436358202</text:p>
          </table:table-cell>
        </table:table-row>
        <table:table-row table:style-name="ro1">
          <table:table-cell office:value-type="string" calcext:value-type="string">
            <text:p>2018-02-01 00:00:00+00:00</text:p>
          </table:table-cell>
          <table:table-cell office:value-type="float" office:value="1.18" calcext:value-type="float">
            <text:p>1.18</text:p>
          </table:table-cell>
          <table:table-cell office:value-type="float" office:value="1.0572722382" calcext:value-type="float">
            <text:p>1.0572722382</text:p>
          </table:table-cell>
        </table:table-row>
        <table:table-row table:style-name="ro1">
          <table:table-cell office:value-type="string" calcext:value-type="string">
            <text:p>2018-02-02 00:00:00+00:00</text:p>
          </table:table-cell>
          <table:table-cell office:value-type="float" office:value="1.1" calcext:value-type="float">
            <text:p>1.1</text:p>
          </table:table-cell>
          <table:table-cell office:value-type="float" office:value="1.0615450143" calcext:value-type="float">
            <text:p>1.0615450143</text:p>
          </table:table-cell>
        </table:table-row>
        <table:table-row table:style-name="ro1">
          <table:table-cell office:value-type="string" calcext:value-type="string">
            <text:p>2018-02-05 00:00:00+00:00</text:p>
          </table:table-cell>
          <table:table-cell office:value-type="float" office:value="1.38" calcext:value-type="float">
            <text:p>1.38</text:p>
          </table:table-cell>
          <table:table-cell office:value-type="float" office:value="1.0933905129" calcext:value-type="float">
            <text:p>1.0933905129</text:p>
          </table:table-cell>
        </table:table-row>
        <table:table-row table:style-name="ro1">
          <table:table-cell office:value-type="string" calcext:value-type="string">
            <text:p>2018-02-06 00:00:00+00:00</text:p>
          </table:table-cell>
          <table:table-cell office:value-type="float" office:value="2.84" calcext:value-type="float">
            <text:p>2.84</text:p>
          </table:table-cell>
          <table:table-cell office:value-type="float" office:value="1.2680514616" calcext:value-type="float">
            <text:p>1.2680514616</text:p>
          </table:table-cell>
        </table:table-row>
        <table:table-row table:style-name="ro1">
          <table:table-cell office:value-type="string" calcext:value-type="string">
            <text:p>2018-02-07 00:00:00+00:00</text:p>
          </table:table-cell>
          <table:table-cell office:value-type="float" office:value="3.08" calcext:value-type="float">
            <text:p>3.08</text:p>
          </table:table-cell>
          <table:table-cell office:value-type="float" office:value="1.4492463155" calcext:value-type="float">
            <text:p>1.4492463155</text:p>
          </table:table-cell>
        </table:table-row>
        <table:table-row table:style-name="ro1">
          <table:table-cell office:value-type="string" calcext:value-type="string">
            <text:p>2018-02-08 00:00:00+00:00</text:p>
          </table:table-cell>
          <table:table-cell office:value-type="float" office:value="3.14" calcext:value-type="float">
            <text:p>3.14</text:p>
          </table:table-cell>
          <table:table-cell office:value-type="float" office:value="1.6183216839" calcext:value-type="float">
            <text:p>1.6183216839</text:p>
          </table:table-cell>
        </table:table-row>
        <table:table-row table:style-name="ro1">
          <table:table-cell office:value-type="string" calcext:value-type="string">
            <text:p>2018-02-09 00:00:00+00:00</text:p>
          </table:table-cell>
          <table:table-cell office:value-type="float" office:value="3.32" calcext:value-type="float">
            <text:p>3.32</text:p>
          </table:table-cell>
          <table:table-cell office:value-type="float" office:value="1.7884895155" calcext:value-type="float">
            <text:p>1.7884895155</text:p>
          </table:table-cell>
        </table:table-row>
        <table:table-row table:style-name="ro1">
          <table:table-cell office:value-type="string" calcext:value-type="string">
            <text:p>2018-02-12 00:00:00+00:00</text:p>
          </table:table-cell>
          <table:table-cell office:value-type="float" office:value="1.7" calcext:value-type="float">
            <text:p>1.7</text:p>
          </table:table-cell>
          <table:table-cell office:value-type="float" office:value="1.779640564" calcext:value-type="float">
            <text:p>1.779640564</text:p>
          </table:table-cell>
        </table:table-row>
        <table:table-row table:style-name="ro1">
          <table:table-cell office:value-type="string" calcext:value-type="string">
            <text:p>2018-02-13 00:00:00+00:00</text:p>
          </table:table-cell>
          <table:table-cell office:value-type="float" office:value="1.16" calcext:value-type="float">
            <text:p>1.16</text:p>
          </table:table-cell>
          <table:table-cell office:value-type="float" office:value="1.7176765076" calcext:value-type="float">
            <text:p>1.7176765076</text:p>
          </table:table-cell>
        </table:table-row>
        <table:table-row table:style-name="ro1">
          <table:table-cell office:value-type="string" calcext:value-type="string">
            <text:p>2018-02-14 00:00:00+00:00</text:p>
          </table:table-cell>
          <table:table-cell office:value-type="float" office:value="1.36" calcext:value-type="float">
            <text:p>1.36</text:p>
          </table:table-cell>
          <table:table-cell office:value-type="float" office:value="1.6819088568" calcext:value-type="float">
            <text:p>1.6819088568</text:p>
          </table:table-cell>
        </table:table-row>
        <table:table-row table:style-name="ro1">
          <table:table-cell office:value-type="string" calcext:value-type="string">
            <text:p>2018-02-15 00:00:00+00:00</text:p>
          </table:table-cell>
          <table:table-cell office:value-type="float" office:value="1.28" calcext:value-type="float">
            <text:p>1.28</text:p>
          </table:table-cell>
          <table:table-cell office:value-type="float" office:value="1.6417179711" calcext:value-type="float">
            <text:p>1.6417179711</text:p>
          </table:table-cell>
        </table:table-row>
        <table:table-row table:style-name="ro1">
          <table:table-cell office:value-type="string" calcext:value-type="string">
            <text:p>2018-02-16 00:00:00+00:00</text:p>
          </table:table-cell>
          <table:table-cell office:value-type="float" office:value="0.68" calcext:value-type="float">
            <text:p>0.68</text:p>
          </table:table-cell>
          <table:table-cell office:value-type="float" office:value="1.545546174" calcext:value-type="float">
            <text:p>1.545546174</text:p>
          </table:table-cell>
        </table:table-row>
        <table:table-row table:style-name="ro1">
          <table:table-cell office:value-type="string" calcext:value-type="string">
            <text:p>2018-02-19 00:00:00+00:00</text:p>
          </table:table-cell>
          <table:table-cell office:value-type="float" office:value="0.76" calcext:value-type="float">
            <text:p>0.76</text:p>
          </table:table-cell>
          <table:table-cell office:value-type="float" office:value="1.4669915566" calcext:value-type="float">
            <text:p>1.4669915566</text:p>
          </table:table-cell>
        </table:table-row>
        <table:table-row table:style-name="ro1">
          <table:table-cell office:value-type="string" calcext:value-type="string">
            <text:p>2018-02-20 00:00:00+00:00</text:p>
          </table:table-cell>
          <table:table-cell office:value-type="float" office:value="0.7" calcext:value-type="float">
            <text:p>0.7</text:p>
          </table:table-cell>
          <table:table-cell office:value-type="float" office:value="1.390292401" calcext:value-type="float">
            <text:p>1.390292401</text:p>
          </table:table-cell>
        </table:table-row>
        <table:table-row table:style-name="ro1">
          <table:table-cell office:value-type="string" calcext:value-type="string">
            <text:p>2018-02-21 00:00:00+00:00</text:p>
          </table:table-cell>
          <table:table-cell office:value-type="float" office:value="1.7" calcext:value-type="float">
            <text:p>1.7</text:p>
          </table:table-cell>
          <table:table-cell office:value-type="float" office:value="1.4212631609" calcext:value-type="float">
            <text:p>1.4212631609</text:p>
          </table:table-cell>
        </table:table-row>
        <table:table-row table:style-name="ro1">
          <table:table-cell office:value-type="string" calcext:value-type="string">
            <text:p>2018-02-22 00:00:00+00:00</text:p>
          </table:table-cell>
          <table:table-cell office:value-type="float" office:value="2.8" calcext:value-type="float">
            <text:p>2.8</text:p>
          </table:table-cell>
          <table:table-cell office:value-type="float" office:value="1.5591368448" calcext:value-type="float">
            <text:p>1.5591368448</text:p>
          </table:table-cell>
        </table:table-row>
        <table:table-row table:style-name="ro1">
          <table:table-cell office:value-type="string" calcext:value-type="string">
            <text:p>2018-02-23 00:00:00+00:00</text:p>
          </table:table-cell>
          <table:table-cell office:value-type="float" office:value="0.98" calcext:value-type="float">
            <text:p>0.98</text:p>
          </table:table-cell>
          <table:table-cell office:value-type="float" office:value="1.5012231603" calcext:value-type="float">
            <text:p>1.5012231603</text:p>
          </table:table-cell>
        </table:table-row>
        <table:table-row table:style-name="ro1">
          <table:table-cell office:value-type="string" calcext:value-type="string">
            <text:p>2018-02-26 00:00:00+00:00</text:p>
          </table:table-cell>
          <table:table-cell office:value-type="float" office:value="1.2" calcext:value-type="float">
            <text:p>1.2</text:p>
          </table:table-cell>
          <table:table-cell office:value-type="float" office:value="1.4711008443" calcext:value-type="float">
            <text:p>1.4711008443</text:p>
          </table:table-cell>
        </table:table-row>
        <table:table-row table:style-name="ro1">
          <table:table-cell office:value-type="string" calcext:value-type="string">
            <text:p>2018-02-27 00:00:00+00:00</text:p>
          </table:table-cell>
          <table:table-cell office:value-type="float" office:value="1.98" calcext:value-type="float">
            <text:p>1.98</text:p>
          </table:table-cell>
          <table:table-cell office:value-type="float" office:value="1.5219907598" calcext:value-type="float">
            <text:p>1.5219907598</text:p>
          </table:table-cell>
        </table:table-row>
        <table:table-row table:style-name="ro1">
          <table:table-cell office:value-type="string" calcext:value-type="string">
            <text:p>2018-02-28 00:00:00+00:00</text:p>
          </table:table-cell>
          <table:table-cell office:value-type="float" office:value="1.16" calcext:value-type="float">
            <text:p>1.16</text:p>
          </table:table-cell>
          <table:table-cell office:value-type="float" office:value="1.4857916839" calcext:value-type="float">
            <text:p>1.4857916839</text:p>
          </table:table-cell>
        </table:table-row>
      </table:table>
      <table:table table:name="multi_dim" table:style-name="ta1">
        <table:table-column table:style-name="co1" table:default-cell-style-name="Default"/>
        <table:table-column table:style-name="co5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 0</text:p>
          </table:table-cell>
          <table:table-cell office:value-type="string" calcext:value-type="string">
            <text:p>Close 1</text:p>
          </table:table-cell>
          <table:table-cell office:value-type="string" calcext:value-type="string">
            <text:p>Close 2</text:p>
          </table:table-cell>
          <table:table-cell office:value-type="string" calcext:value-type="string">
            <text:p>RMA10 0</text:p>
          </table:table-cell>
          <table:table-cell office:value-type="string" calcext:value-type="string">
            <text:p>RMA10 1</text:p>
          </table:table-cell>
          <table:table-cell office:value-type="string" calcext:value-type="string">
            <text:p>RMA10 2</text:p>
          </table:table-cell>
        </table:table-row>
        <table:table-row table:style-name="ro1">
          <table:table-cell office:value-type="string" calcext:value-type="string">
            <text:p>2017-10-16 00:00:00+00:00</text:p>
          </table:table-cell>
          <table:table-cell office:value-type="float" office:value="0.9" calcext:value-type="float">
            <text:p>0.9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10-17 00:00:00+00:00</text:p>
          </table:table-cell>
          <table:table-cell office:value-type="float" office:value="0.82" calcext:value-type="float">
            <text:p>0.8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10-18 00:00:00+00:00</text:p>
          </table:table-cell>
          <table:table-cell office:value-type="float" office:value="1.13" calcext:value-type="float">
            <text:p>1.13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10-19 00:00:00+00:00</text:p>
          </table:table-cell>
          <table:table-cell office:value-type="float" office:value="1.14" calcext:value-type="float">
            <text:p>1.14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10-20 00:00:00+00:00</text:p>
          </table:table-cell>
          <table:table-cell office:value-type="float" office:value="0.6" calcext:value-type="float">
            <text:p>0.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10-23 00:00:00+00:00</text:p>
          </table:table-cell>
          <table:table-cell office:value-type="float" office:value="0.53" calcext:value-type="float">
            <text:p>0.53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10-24 00:00:00+00:00</text:p>
          </table:table-cell>
          <table:table-cell office:value-type="float" office:value="0.74" calcext:value-type="float">
            <text:p>0.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10-25 00:00:00+00:00</text:p>
          </table:table-cell>
          <table:table-cell office:value-type="float" office:value="1.36" calcext:value-type="float">
            <text:p>1.3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10-26 00:00:00+00:00</text:p>
          </table:table-cell>
          <table:table-cell office:value-type="float" office:value="1.3" calcext:value-type="float">
            <text:p>1.3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10-27 00:00:00+00:00</text:p>
          </table:table-cell>
          <table:table-cell office:value-type="float" office:value="1.4" calcext:value-type="float">
            <text:p>1.4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formula="of:=AVERAGE([.B2:.B11])" office:value-type="float" office:value="0.992" calcext:value-type="float">
            <text:p>0.992</text:p>
          </table:table-cell>
          <table:table-cell table:formula="of:=AVERAGE([.C2:.C11])" office:value-type="float" office:value="23.5" calcext:value-type="float">
            <text:p>23.5</text:p>
          </table:table-cell>
          <table:table-cell table:formula="of:=AVERAGE([.D2:.D11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7-10-30 00:00:00+00:00</text:p>
          </table:table-cell>
          <table:table-cell office:value-type="float" office:value="0.7" calcext:value-type="float">
            <text:p>0.7</text:p>
          </table:table-cell>
          <table:table-cell office:value-type="float" office:value="26.7" calcext:value-type="float">
            <text:p>26.7</text:p>
          </table:table-cell>
          <table:table-cell office:value-type="float" office:value="62" calcext:value-type="float">
            <text:p>62</text:p>
          </table:table-cell>
          <table:table-cell table:formula="of:=([.E11]*9+[.B12])/10" office:value-type="float" office:value="0.9628" calcext:value-type="float">
            <text:p>0.9628</text:p>
          </table:table-cell>
          <table:table-cell table:formula="of:=([.F11]*9+[.C12])/10" office:value-type="float" office:value="23.82" calcext:value-type="float">
            <text:p>23.82</text:p>
          </table:table-cell>
          <table:table-cell table:formula="of:=([.G11]*9+[.D12])/10" office:value-type="float" office:value="55.7" calcext:value-type="float">
            <text:p>55.7</text:p>
          </table:table-cell>
        </table:table-row>
        <table:table-row table:style-name="ro1">
          <table:table-cell office:value-type="string" calcext:value-type="string">
            <text:p>2017-10-31 00:00:00+00:00</text:p>
          </table:table-cell>
          <table:table-cell office:value-type="float" office:value="0.63" calcext:value-type="float">
            <text:p>0.63</text:p>
          </table:table-cell>
          <table:table-cell office:value-type="float" office:value="27.5" calcext:value-type="float">
            <text:p>27.5</text:p>
          </table:table-cell>
          <table:table-cell office:value-type="float" office:value="65" calcext:value-type="float">
            <text:p>65</text:p>
          </table:table-cell>
          <table:table-cell table:formula="of:=([.E12]*9+[.B13])/10" office:value-type="float" office:value="0.92952" calcext:value-type="float">
            <text:p>0.92952</text:p>
          </table:table-cell>
          <table:table-cell table:formula="of:=([.F12]*9+[.C13])/10" office:value-type="float" office:value="24.188" calcext:value-type="float">
            <text:p>24.188</text:p>
          </table:table-cell>
          <table:table-cell table:formula="of:=([.G12]*9+[.D13])/10" office:value-type="float" office:value="56.63" calcext:value-type="float">
            <text:p>56.63</text:p>
          </table:table-cell>
        </table:table-row>
        <table:table-row table:style-name="ro1">
          <table:table-cell office:value-type="string" calcext:value-type="string">
            <text:p>2017-11-01 00:00:00+00:00</text:p>
          </table:table-cell>
          <table:table-cell office:value-type="float" office:value="1.28" calcext:value-type="float">
            <text:p>1.28</text:p>
          </table:table-cell>
          <table:table-cell office:value-type="float" office:value="26.4" calcext:value-type="float">
            <text:p>26.4</text:p>
          </table:table-cell>
          <table:table-cell office:value-type="float" office:value="68" calcext:value-type="float">
            <text:p>68</text:p>
          </table:table-cell>
          <table:table-cell table:formula="of:=([.E13]*9+[.B14])/10" office:value-type="float" office:value="0.964568" calcext:value-type="float">
            <text:p>0.964568</text:p>
          </table:table-cell>
          <table:table-cell table:formula="of:=([.F13]*9+[.C14])/10" office:value-type="float" office:value="24.4092" calcext:value-type="float">
            <text:p>24.4092</text:p>
          </table:table-cell>
          <table:table-cell table:formula="of:=([.G13]*9+[.D14])/10" office:value-type="float" office:value="57.767" calcext:value-type="float">
            <text:p>57.767</text:p>
          </table:table-cell>
        </table:table-row>
        <table:table-row table:style-name="ro1">
          <table:table-cell office:value-type="string" calcext:value-type="string">
            <text:p>2017-11-03 00:00:00+00:00</text:p>
          </table:table-cell>
          <table:table-cell office:value-type="float" office:value="1.12" calcext:value-type="float">
            <text:p>1.12</text:p>
          </table:table-cell>
          <table:table-cell office:value-type="float" office:value="26.9" calcext:value-type="float">
            <text:p>26.9</text:p>
          </table:table-cell>
          <table:table-cell office:value-type="float" office:value="60" calcext:value-type="float">
            <text:p>60</text:p>
          </table:table-cell>
          <table:table-cell table:formula="of:=([.E14]*9+[.B15])/10" office:value-type="float" office:value="0.9801112" calcext:value-type="float">
            <text:p>0.9801112</text:p>
          </table:table-cell>
          <table:table-cell table:formula="of:=([.F14]*9+[.C15])/10" office:value-type="float" office:value="24.65828" calcext:value-type="float">
            <text:p>24.65828</text:p>
          </table:table-cell>
          <table:table-cell table:formula="of:=([.G14]*9+[.D15])/10" office:value-type="float" office:value="57.9903" calcext:value-type="float">
            <text:p>57.9903</text:p>
          </table:table-cell>
        </table:table-row>
        <table:table-row table:style-name="ro1">
          <table:table-cell office:value-type="string" calcext:value-type="string">
            <text:p>2017-11-06 00:00:00+00:00</text:p>
          </table:table-cell>
          <table:table-cell office:value-type="float" office:value="0.42" calcext:value-type="float">
            <text:p>0.42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table:formula="of:=([.E15]*9+[.B16])/10" office:value-type="float" office:value="0.92410008" calcext:value-type="float">
            <text:p>0.92410008</text:p>
          </table:table-cell>
          <table:table-cell table:formula="of:=([.F15]*9+[.C16])/10" office:value-type="float" office:value="24.892452" calcext:value-type="float">
            <text:p>24.892452</text:p>
          </table:table-cell>
          <table:table-cell table:formula="of:=([.G15]*9+[.D16])/10" office:value-type="float" office:value="58.29127" calcext:value-type="float">
            <text:p>58.29127</text:p>
          </table:table-cell>
        </table:table-row>
        <table:table-row table:style-name="ro1">
          <table:table-cell office:value-type="string" calcext:value-type="string">
            <text:p>2017-11-07 00:00:00+00:00</text:p>
          </table:table-cell>
          <table:table-cell office:value-type="float" office:value="0.88" calcext:value-type="float">
            <text:p>0.88</text:p>
          </table:table-cell>
          <table:table-cell office:value-type="float" office:value="27.2" calcext:value-type="float">
            <text:p>27.2</text:p>
          </table:table-cell>
          <table:table-cell office:value-type="float" office:value="62" calcext:value-type="float">
            <text:p>62</text:p>
          </table:table-cell>
          <table:table-cell table:formula="of:=([.E16]*9+[.B17])/10" office:value-type="float" office:value="0.919690072" calcext:value-type="float">
            <text:p>0.919690072</text:p>
          </table:table-cell>
          <table:table-cell table:formula="of:=([.F16]*9+[.C17])/10" office:value-type="float" office:value="25.1232068" calcext:value-type="float">
            <text:p>25.1232068</text:p>
          </table:table-cell>
          <table:table-cell table:formula="of:=([.G16]*9+[.D17])/10" office:value-type="float" office:value="58.662143" calcext:value-type="float">
            <text:p>58.662143</text:p>
          </table:table-cell>
        </table:table-row>
        <table:table-row table:style-name="ro1">
          <table:table-cell office:value-type="string" calcext:value-type="string">
            <text:p>2017-11-08 00:00:00+00:0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table:formula="of:=([.E17]*9+[.B18])/10" office:value-type="float" office:value="0.9077210648" calcext:value-type="float">
            <text:p>0.9077210648</text:p>
          </table:table-cell>
          <table:table-cell table:formula="of:=([.F17]*9+[.C18])/10" office:value-type="float" office:value="25.41088612" calcext:value-type="float">
            <text:p>25.41088612</text:p>
          </table:table-cell>
          <table:table-cell table:formula="of:=([.G17]*9+[.D18])/10" office:value-type="float" office:value="59.0959287" calcext:value-type="float">
            <text:p>59.0959287</text:p>
          </table:table-cell>
        </table:table-row>
        <table:table-row table:style-name="ro1">
          <table:table-cell office:value-type="string" calcext:value-type="string">
            <text:p>2017-11-09 00:00:00+00:00</text:p>
          </table:table-cell>
          <table:table-cell office:value-type="float" office:value="1.07" calcext:value-type="float">
            <text:p>1.07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table:formula="of:=([.E18]*9+[.B19])/10" office:value-type="float" office:value="0.92394895832" calcext:value-type="float">
            <text:p>0.9239489583</text:p>
          </table:table-cell>
          <table:table-cell table:formula="of:=([.F18]*9+[.C19])/10" office:value-type="float" office:value="25.769797508" calcext:value-type="float">
            <text:p>25.769797508</text:p>
          </table:table-cell>
          <table:table-cell table:formula="of:=([.G18]*9+[.D19])/10" office:value-type="float" office:value="59.58633583" calcext:value-type="float">
            <text:p>59.58633583</text:p>
          </table:table-cell>
        </table:table-row>
        <table:table-row table:style-name="ro1">
          <table:table-cell office:value-type="string" calcext:value-type="string">
            <text:p>2017-11-10 00:00:00+00:00</text:p>
          </table:table-cell>
          <table:table-cell office:value-type="float" office:value="0.83" calcext:value-type="float">
            <text:p>0.83</text:p>
          </table:table-cell>
          <table:table-cell office:value-type="float" office:value="30.2" calcext:value-type="float">
            <text:p>30.2</text:p>
          </table:table-cell>
          <table:table-cell office:value-type="float" office:value="67" calcext:value-type="float">
            <text:p>67</text:p>
          </table:table-cell>
          <table:table-cell table:formula="of:=([.E19]*9+[.B20])/10" office:value-type="float" office:value="0.914554062488" calcext:value-type="float">
            <text:p>0.9145540625</text:p>
          </table:table-cell>
          <table:table-cell table:formula="of:=([.F19]*9+[.C20])/10" office:value-type="float" office:value="26.2128177572" calcext:value-type="float">
            <text:p>26.2128177572</text:p>
          </table:table-cell>
          <table:table-cell table:formula="of:=([.G19]*9+[.D20])/10" office:value-type="float" office:value="60.327702247" calcext:value-type="float">
            <text:p>60.327702247</text:p>
          </table:table-cell>
        </table:table-row>
        <table:table-row table:style-name="ro1">
          <table:table-cell office:value-type="string" calcext:value-type="string">
            <text:p>2017-11-13 00:00:00+00:00</text:p>
          </table:table-cell>
          <table:table-cell office:value-type="float" office:value="0.56" calcext:value-type="float">
            <text:p>0.56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table:formula="of:=([.E20]*9+[.B21])/10" office:value-type="float" office:value="0.8790986562392" calcext:value-type="float">
            <text:p>0.8790986562</text:p>
          </table:table-cell>
          <table:table-cell table:formula="of:=([.F20]*9+[.C21])/10" office:value-type="float" office:value="26.69153598148" calcext:value-type="float">
            <text:p>26.6915359815</text:p>
          </table:table-cell>
          <table:table-cell table:formula="of:=([.G20]*9+[.D21])/10" office:value-type="float" office:value="61.0949320223" calcext:value-type="float">
            <text:p>61.0949320223</text:p>
          </table:table-cell>
        </table:table-row>
        <table:table-row table:style-name="ro1">
          <table:table-cell office:value-type="string" calcext:value-type="string">
            <text:p>2017-11-14 00:00:00+00:00</text:p>
          </table:table-cell>
          <table:table-cell office:value-type="float" office:value="0.87" calcext:value-type="float">
            <text:p>0.87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table:formula="of:=([.E21]*9+[.B22])/10" office:value-type="float" office:value="0.87818879061528" calcext:value-type="float">
            <text:p>0.8781887906</text:p>
          </table:table-cell>
          <table:table-cell table:formula="of:=([.F21]*9+[.C22])/10" office:value-type="float" office:value="27.322382383332" calcext:value-type="float">
            <text:p>27.3223823833</text:p>
          </table:table-cell>
          <table:table-cell table:formula="of:=([.G21]*9+[.D22])/10" office:value-type="float" office:value="61.88543882007" calcext:value-type="float">
            <text:p>61.8854388201</text:p>
          </table:table-cell>
        </table:table-row>
        <table:table-row table:style-name="ro1">
          <table:table-cell office:value-type="string" calcext:value-type="string">
            <text:p>2017-11-15 00:00:00+00:00</text:p>
          </table:table-cell>
          <table:table-cell office:value-type="float" office:value="2.49" calcext:value-type="float">
            <text:p>2.49</text:p>
          </table:table-cell>
          <table:table-cell office:value-type="float" office:value="31.2" calcext:value-type="float">
            <text:p>31.2</text:p>
          </table:table-cell>
          <table:table-cell office:value-type="float" office:value="70" calcext:value-type="float">
            <text:p>70</text:p>
          </table:table-cell>
          <table:table-cell table:formula="of:=([.E22]*9+[.B23])/10" office:value-type="float" office:value="1.03936991155375" calcext:value-type="float">
            <text:p>1.0393699116</text:p>
          </table:table-cell>
          <table:table-cell table:formula="of:=([.F22]*9+[.C23])/10" office:value-type="float" office:value="27.7101441449988" calcext:value-type="float">
            <text:p>27.710144145</text:p>
          </table:table-cell>
          <table:table-cell table:formula="of:=([.G22]*9+[.D23])/10" office:value-type="float" office:value="62.696894938063" calcext:value-type="float">
            <text:p>62.6968949381</text:p>
          </table:table-cell>
        </table:table-row>
        <table:table-row table:style-name="ro1">
          <table:table-cell office:value-type="string" calcext:value-type="string">
            <text:p>2017-11-16 00:00:00+00:00</text:p>
          </table:table-cell>
          <table:table-cell office:value-type="float" office:value="2.38" calcext:value-type="float">
            <text:p>2.38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table:formula="of:=([.E23]*9+[.B24])/10" office:value-type="float" office:value="1.17343292039838" calcext:value-type="float">
            <text:p>1.1734329204</text:p>
          </table:table-cell>
          <table:table-cell table:formula="of:=([.F23]*9+[.C24])/10" office:value-type="float" office:value="27.9391297304989" calcext:value-type="float">
            <text:p>27.9391297305</text:p>
          </table:table-cell>
          <table:table-cell table:formula="of:=([.G23]*9+[.D24])/10" office:value-type="float" office:value="63.6272054442567" calcext:value-type="float">
            <text:p>63.6272054443</text:p>
          </table:table-cell>
        </table:table-row>
        <table:table-row table:style-name="ro1">
          <table:table-cell office:value-type="string" calcext:value-type="string">
            <text:p>2017-11-17 00:00:00+00:00</text:p>
          </table:table-cell>
          <table:table-cell office:value-type="float" office:value="2.4" calcext:value-type="float">
            <text:p>2.4</text:p>
          </table:table-cell>
          <table:table-cell office:value-type="float" office:value="30.6" calcext:value-type="float">
            <text:p>30.6</text:p>
          </table:table-cell>
          <table:table-cell office:value-type="float" office:value="73" calcext:value-type="float">
            <text:p>73</text:p>
          </table:table-cell>
          <table:table-cell table:formula="of:=([.E24]*9+[.B25])/10" office:value-type="float" office:value="1.29608962835854" calcext:value-type="float">
            <text:p>1.2960896284</text:p>
          </table:table-cell>
          <table:table-cell table:formula="of:=([.F24]*9+[.C25])/10" office:value-type="float" office:value="28.205216757449" calcext:value-type="float">
            <text:p>28.2052167574</text:p>
          </table:table-cell>
          <table:table-cell table:formula="of:=([.G24]*9+[.D25])/10" office:value-type="float" office:value="64.5644848998311" calcext:value-type="float">
            <text:p>64.5644848998</text:p>
          </table:table-cell>
        </table:table-row>
        <table:table-row table:style-name="ro1">
          <table:table-cell office:value-type="string" calcext:value-type="string">
            <text:p>2017-11-20 00:00:00+00:00</text:p>
          </table:table-cell>
          <table:table-cell office:value-type="float" office:value="0.69" calcext:value-type="float">
            <text:p>0.69</text:p>
          </table:table-cell>
          <table:table-cell office:value-type="float" office:value="30.8" calcext:value-type="float">
            <text:p>30.8</text:p>
          </table:table-cell>
          <table:table-cell office:value-type="float" office:value="75" calcext:value-type="float">
            <text:p>75</text:p>
          </table:table-cell>
          <table:table-cell table:formula="of:=([.E25]*9+[.B26])/10" office:value-type="float" office:value="1.23548066552269" calcext:value-type="float">
            <text:p>1.2354806655</text:p>
          </table:table-cell>
          <table:table-cell table:formula="of:=([.F25]*9+[.C26])/10" office:value-type="float" office:value="28.4646950817041" calcext:value-type="float">
            <text:p>28.4646950817</text:p>
          </table:table-cell>
          <table:table-cell table:formula="of:=([.G25]*9+[.D26])/10" office:value-type="float" office:value="65.6080364098479" calcext:value-type="float">
            <text:p>65.6080364098</text:p>
          </table:table-cell>
        </table:table-row>
        <table:table-row table:style-name="ro1">
          <table:table-cell office:value-type="string" calcext:value-type="string">
            <text:p>2017-11-21 00:00:00+00:00</text:p>
          </table:table-cell>
          <table:table-cell office:value-type="float" office:value="1.75" calcext:value-type="float">
            <text:p>1.75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table:formula="of:=([.E26]*9+[.B27])/10" office:value-type="float" office:value="1.28693259897042" calcext:value-type="float">
            <text:p>1.286932599</text:p>
          </table:table-cell>
          <table:table-cell table:formula="of:=([.F26]*9+[.C27])/10" office:value-type="float" office:value="28.8182255735337" calcext:value-type="float">
            <text:p>28.8182255735</text:p>
          </table:table-cell>
          <table:table-cell table:formula="of:=([.G26]*9+[.D27])/10" office:value-type="float" office:value="66.6472327688632" calcext:value-type="float">
            <text:p>66.6472327689</text:p>
          </table:table-cell>
        </table:table-row>
        <table:table-row table:style-name="ro1">
          <table:table-cell office:value-type="string" calcext:value-type="string">
            <text:p>2017-11-22 00:00:00+00:00</text:p>
          </table:table-cell>
          <table:table-cell office:value-type="float" office:value="0.92" calcext:value-type="float">
            <text:p>0.92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table:formula="of:=([.E27]*9+[.B28])/10" office:value-type="float" office:value="1.25023933907337" calcext:value-type="float">
            <text:p>1.2502393391</text:p>
          </table:table-cell>
          <table:table-cell table:formula="of:=([.F27]*9+[.C28])/10" office:value-type="float" office:value="29.2364030161803" calcext:value-type="float">
            <text:p>29.2364030162</text:p>
          </table:table-cell>
          <table:table-cell table:formula="of:=([.G27]*9+[.D28])/10" office:value-type="float" office:value="67.6825094919768" calcext:value-type="float">
            <text:p>67.682509492</text:p>
          </table:table-cell>
        </table:table-row>
        <table:table-row table:style-name="ro1">
          <table:table-cell office:value-type="string" calcext:value-type="string">
            <text:p>2017-11-23 00:00:00+00:00</text:p>
          </table:table-cell>
          <table:table-cell office:value-type="float" office:value="0.77" calcext:value-type="float">
            <text:p>0.77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formula="of:=([.E28]*9+[.B29])/10" office:value-type="float" office:value="1.20221540516604" calcext:value-type="float">
            <text:p>1.2022154052</text:p>
          </table:table-cell>
          <table:table-cell table:formula="of:=([.F28]*9+[.C29])/10" office:value-type="float" office:value="29.9127627145623" calcext:value-type="float">
            <text:p>29.9127627146</text:p>
          </table:table-cell>
          <table:table-cell table:formula="of:=([.G28]*9+[.D29])/10" office:value-type="float" office:value="67.9142585427792" calcext:value-type="float">
            <text:p>67.9142585428</text:p>
          </table:table-cell>
        </table:table-row>
        <table:table-row table:style-name="ro1">
          <table:table-cell office:value-type="string" calcext:value-type="string">
            <text:p>2017-11-24 00:00:00+00:00</text:p>
          </table:table-cell>
          <table:table-cell office:value-type="float" office:value="1.28" calcext:value-type="float">
            <text:p>1.28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table:formula="of:=([.E29]*9+[.B30])/10" office:value-type="float" office:value="1.20999386464943" calcext:value-type="float">
            <text:p>1.2099938646</text:p>
          </table:table-cell>
          <table:table-cell table:formula="of:=([.F29]*9+[.C30])/10" office:value-type="float" office:value="30.3214864431061" calcext:value-type="float">
            <text:p>30.3214864431</text:p>
          </table:table-cell>
          <table:table-cell table:formula="of:=([.G29]*9+[.D30])/10" office:value-type="float" office:value="68.2228326885012" calcext:value-type="float">
            <text:p>68.2228326885</text:p>
          </table:table-cell>
        </table:table-row>
        <table:table-row table:style-name="ro1">
          <table:table-cell office:value-type="string" calcext:value-type="string">
            <text:p>2017-11-27 00:00:00+00:0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([.E30]*9+[.B31])/10" office:value-type="float" office:value="1.18899447818449" calcext:value-type="float">
            <text:p>1.1889944782</text:p>
          </table:table-cell>
          <table:table-cell table:formula="of:=([.F30]*9+[.C31])/10" office:value-type="float" office:value="30.4893377987955" calcext:value-type="float">
            <text:p>30.4893377988</text:p>
          </table:table-cell>
          <table:table-cell table:formula="of:=([.G30]*9+[.D31])/10" office:value-type="float" office:value="68.2005494196511" calcext:value-type="float">
            <text:p>68.2005494197</text:p>
          </table:table-cell>
        </table:table-row>
        <table:table-row table:style-name="ro1">
          <table:table-cell office:value-type="string" calcext:value-type="string">
            <text:p>2017-11-28 00:00:00+00:00</text:p>
          </table:table-cell>
          <table:table-cell office:value-type="float" office:value="0.9" calcext:value-type="float">
            <text:p>0.9</text:p>
          </table:table-cell>
          <table:table-cell office:value-type="float" office:value="32.5" calcext:value-type="float">
            <text:p>32.5</text:p>
          </table:table-cell>
          <table:table-cell office:value-type="float" office:value="64" calcext:value-type="float">
            <text:p>64</text:p>
          </table:table-cell>
          <table:table-cell table:formula="of:=([.E31]*9+[.B32])/10" office:value-type="float" office:value="1.16009503036604" calcext:value-type="float">
            <text:p>1.1600950304</text:p>
          </table:table-cell>
          <table:table-cell table:formula="of:=([.F31]*9+[.C32])/10" office:value-type="float" office:value="30.6904040189159" calcext:value-type="float">
            <text:p>30.6904040189</text:p>
          </table:table-cell>
          <table:table-cell table:formula="of:=([.G31]*9+[.D32])/10" office:value-type="float" office:value="67.780494477686" calcext:value-type="float">
            <text:p>67.7804944777</text:p>
          </table:table-cell>
        </table:table-row>
        <table:table-row table:style-name="ro1">
          <table:table-cell office:value-type="string" calcext:value-type="string">
            <text:p>2017-11-29 00:00:00+00:00</text:p>
          </table:table-cell>
          <table:table-cell office:value-type="float" office:value="0.73" calcext:value-type="float">
            <text:p>0.73</text:p>
          </table:table-cell>
          <table:table-cell office:value-type="float" office:value="33.6" calcext:value-type="float">
            <text:p>33.6</text:p>
          </table:table-cell>
          <table:table-cell office:value-type="float" office:value="67" calcext:value-type="float">
            <text:p>67</text:p>
          </table:table-cell>
          <table:table-cell table:formula="of:=([.E32]*9+[.B33])/10" office:value-type="float" office:value="1.11708552732944" calcext:value-type="float">
            <text:p>1.1170855273</text:p>
          </table:table-cell>
          <table:table-cell table:formula="of:=([.F32]*9+[.C33])/10" office:value-type="float" office:value="30.9813636170243" calcext:value-type="float">
            <text:p>30.981363617</text:p>
          </table:table-cell>
          <table:table-cell table:formula="of:=([.G32]*9+[.D33])/10" office:value-type="float" office:value="67.7024450299174" calcext:value-type="float">
            <text:p>67.7024450299</text:p>
          </table:table-cell>
        </table:table-row>
        <table:table-row table:style-name="ro1">
          <table:table-cell office:value-type="string" calcext:value-type="string">
            <text:p>2017-11-30 00:00:00+00:00</text:p>
          </table:table-cell>
          <table:table-cell office:value-type="float" office:value="0.76" calcext:value-type="float">
            <text:p>0.76</text:p>
          </table:table-cell>
          <table:table-cell office:value-type="float" office:value="33.8" calcext:value-type="float">
            <text:p>33.8</text:p>
          </table:table-cell>
          <table:table-cell office:value-type="float" office:value="69" calcext:value-type="float">
            <text:p>69</text:p>
          </table:table-cell>
          <table:table-cell table:formula="of:=([.E33]*9+[.B34])/10" office:value-type="float" office:value="1.08137697459649" calcext:value-type="float">
            <text:p>1.0813769746</text:p>
          </table:table-cell>
          <table:table-cell table:formula="of:=([.F33]*9+[.C34])/10" office:value-type="float" office:value="31.2632272553219" calcext:value-type="float">
            <text:p>31.2632272553</text:p>
          </table:table-cell>
          <table:table-cell table:formula="of:=([.G33]*9+[.D34])/10" office:value-type="float" office:value="67.8322005269257" calcext:value-type="float">
            <text:p>67.8322005269</text:p>
          </table:table-cell>
        </table:table-row>
        <table:table-row table:style-name="ro1">
          <table:table-cell office:value-type="string" calcext:value-type="string">
            <text:p>2017-12-01 00:00:00+00:00</text:p>
          </table:table-cell>
          <table:table-cell office:value-type="float" office:value="0.99" calcext:value-type="float">
            <text:p>0.99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table:formula="of:=([.E34]*9+[.B35])/10" office:value-type="float" office:value="1.07223927713684" calcext:value-type="float">
            <text:p>1.0722392771</text:p>
          </table:table-cell>
          <table:table-cell table:formula="of:=([.F34]*9+[.C35])/10" office:value-type="float" office:value="31.5369045297897" calcext:value-type="float">
            <text:p>31.5369045298</text:p>
          </table:table-cell>
          <table:table-cell table:formula="of:=([.G34]*9+[.D35])/10" office:value-type="float" office:value="68.4489804742331" calcext:value-type="float">
            <text:p>68.4489804742</text:p>
          </table:table-cell>
        </table:table-row>
        <table:table-row table:style-name="ro1">
          <table:table-cell office:value-type="string" calcext:value-type="string">
            <text:p>2017-12-04 00:00:00+00:00</text:p>
          </table:table-cell>
          <table:table-cell office:value-type="float" office:value="1.2" calcext:value-type="float">
            <text:p>1.2</text:p>
          </table:table-cell>
          <table:table-cell office:value-type="float" office:value="34.4" calcext:value-type="float">
            <text:p>34.4</text:p>
          </table:table-cell>
          <table:table-cell office:value-type="float" office:value="80" calcext:value-type="float">
            <text:p>80</text:p>
          </table:table-cell>
          <table:table-cell table:formula="of:=([.E35]*9+[.B36])/10" office:value-type="float" office:value="1.08501534942316" calcext:value-type="float">
            <text:p>1.0850153494</text:p>
          </table:table-cell>
          <table:table-cell table:formula="of:=([.F35]*9+[.C36])/10" office:value-type="float" office:value="31.8232140768107" calcext:value-type="float">
            <text:p>31.8232140768</text:p>
          </table:table-cell>
          <table:table-cell table:formula="of:=([.G35]*9+[.D36])/10" office:value-type="float" office:value="69.6040824268098" calcext:value-type="float">
            <text:p>69.6040824268</text:p>
          </table:table-cell>
        </table:table-row>
        <table:table-row table:style-name="ro1">
          <table:table-cell office:value-type="string" calcext:value-type="string">
            <text:p>2017-12-05 00:00:00+00:00</text:p>
          </table:table-cell>
          <table:table-cell office:value-type="float" office:value="1.02" calcext:value-type="float">
            <text:p>1.02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formula="of:=([.E36]*9+[.B37])/10" office:value-type="float" office:value="1.07851381448084" calcext:value-type="float">
            <text:p>1.0785138145</text:p>
          </table:table-cell>
          <table:table-cell table:formula="of:=([.F36]*9+[.C37])/10" office:value-type="float" office:value="32.1408926691297" calcext:value-type="float">
            <text:p>32.1408926691</text:p>
          </table:table-cell>
          <table:table-cell table:formula="of:=([.G36]*9+[.D37])/10" office:value-type="float" office:value="71.1436741841288" calcext:value-type="float">
            <text:p>71.1436741841</text:p>
          </table:table-cell>
        </table:table-row>
        <table:table-row table:style-name="ro1">
          <table:table-cell office:value-type="string" calcext:value-type="string">
            <text:p>2017-12-06 00:00:00+00:00</text:p>
          </table:table-cell>
          <table:table-cell office:value-type="float" office:value="1.01" calcext:value-type="float">
            <text:p>1.01</text:p>
          </table:table-cell>
          <table:table-cell office:value-type="float" office:value="36.1" calcext:value-type="float">
            <text:p>36.1</text:p>
          </table:table-cell>
          <table:table-cell office:value-type="float" office:value="86" calcext:value-type="float">
            <text:p>86</text:p>
          </table:table-cell>
          <table:table-cell table:formula="of:=([.E37]*9+[.B38])/10" office:value-type="float" office:value="1.07166243303276" calcext:value-type="float">
            <text:p>1.071662433</text:p>
          </table:table-cell>
          <table:table-cell table:formula="of:=([.F37]*9+[.C38])/10" office:value-type="float" office:value="32.5368034022167" calcext:value-type="float">
            <text:p>32.5368034022</text:p>
          </table:table-cell>
          <table:table-cell table:formula="of:=([.G37]*9+[.D38])/10" office:value-type="float" office:value="72.6293067657159" calcext:value-type="float">
            <text:p>72.6293067657</text:p>
          </table:table-cell>
        </table:table-row>
        <table:table-row table:style-name="ro1">
          <table:table-cell office:value-type="string" calcext:value-type="string">
            <text:p>2017-12-07 00:00:00+00:00</text:p>
          </table:table-cell>
          <table:table-cell office:value-type="float" office:value="1.66" calcext:value-type="float">
            <text:p>1.66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table:formula="of:=([.E38]*9+[.B39])/10" office:value-type="float" office:value="1.13049618972948" calcext:value-type="float">
            <text:p>1.1304961897</text:p>
          </table:table-cell>
          <table:table-cell table:formula="of:=([.F38]*9+[.C39])/10" office:value-type="float" office:value="32.983123061995" calcext:value-type="float">
            <text:p>32.983123062</text:p>
          </table:table-cell>
          <table:table-cell table:formula="of:=([.G38]*9+[.D39])/10" office:value-type="float" office:value="73.3663760891443" calcext:value-type="float">
            <text:p>73.3663760891</text:p>
          </table:table-cell>
        </table:table-row>
        <table:table-row table:style-name="ro1">
          <table:table-cell office:value-type="string" calcext:value-type="string">
            <text:p>2017-12-08 00:00:00+00:00</text:p>
          </table:table-cell>
          <table:table-cell office:value-type="float" office:value="2.47" calcext:value-type="float">
            <text:p>2.47</text:p>
          </table:table-cell>
          <table:table-cell office:value-type="float" office:value="37.4" calcext:value-type="float">
            <text:p>37.4</text:p>
          </table:table-cell>
          <table:table-cell office:value-type="float" office:value="81" calcext:value-type="float">
            <text:p>81</text:p>
          </table:table-cell>
          <table:table-cell table:formula="of:=([.E39]*9+[.B40])/10" office:value-type="float" office:value="1.26444657075653" calcext:value-type="float">
            <text:p>1.2644465708</text:p>
          </table:table-cell>
          <table:table-cell table:formula="of:=([.F39]*9+[.C40])/10" office:value-type="float" office:value="33.4248107557955" calcext:value-type="float">
            <text:p>33.4248107558</text:p>
          </table:table-cell>
          <table:table-cell table:formula="of:=([.G39]*9+[.D40])/10" office:value-type="float" office:value="74.1297384802299" calcext:value-type="float">
            <text:p>74.1297384802</text:p>
          </table:table-cell>
        </table:table-row>
        <table:table-row table:style-name="ro1">
          <table:table-cell office:value-type="string" calcext:value-type="string">
            <text:p>2017-12-11 00:00:00+00:00</text:p>
          </table:table-cell>
          <table:table-cell office:value-type="float" office:value="0.84" calcext:value-type="float">
            <text:p>0.84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formula="of:=([.E40]*9+[.B41])/10" office:value-type="float" office:value="1.22200191368088" calcext:value-type="float">
            <text:p>1.2220019137</text:p>
          </table:table-cell>
          <table:table-cell table:formula="of:=([.F40]*9+[.C41])/10" office:value-type="float" office:value="33.882329680216" calcext:value-type="float">
            <text:p>33.8823296802</text:p>
          </table:table-cell>
          <table:table-cell table:formula="of:=([.G40]*9+[.D41])/10" office:value-type="float" office:value="74.9167646322069" calcext:value-type="float">
            <text:p>74.9167646322</text:p>
          </table:table-cell>
        </table:table-row>
        <table:table-row table:style-name="ro1">
          <table:table-cell office:value-type="string" calcext:value-type="string">
            <text:p>2017-12-12 00:00:00+00:00</text:p>
          </table:table-cell>
          <table:table-cell office:value-type="float" office:value="0.82" calcext:value-type="float">
            <text:p>0.82</text:p>
          </table:table-cell>
          <table:table-cell office:value-type="float" office:value="38.4" calcext:value-type="float">
            <text:p>38.4</text:p>
          </table:table-cell>
          <table:table-cell office:value-type="float" office:value="83" calcext:value-type="float">
            <text:p>83</text:p>
          </table:table-cell>
          <table:table-cell table:formula="of:=([.E41]*9+[.B42])/10" office:value-type="float" office:value="1.18180172231279" calcext:value-type="float">
            <text:p>1.1818017223</text:p>
          </table:table-cell>
          <table:table-cell table:formula="of:=([.F41]*9+[.C42])/10" office:value-type="float" office:value="34.3340967121944" calcext:value-type="float">
            <text:p>34.3340967122</text:p>
          </table:table-cell>
          <table:table-cell table:formula="of:=([.G41]*9+[.D42])/10" office:value-type="float" office:value="75.7250881689862" calcext:value-type="float">
            <text:p>75.725088169</text:p>
          </table:table-cell>
        </table:table-row>
        <table:table-row table:style-name="ro1">
          <table:table-cell office:value-type="string" calcext:value-type="string">
            <text:p>2017-12-13 00:00:00+00:00</text:p>
          </table:table-cell>
          <table:table-cell office:value-type="float" office:value="0.86" calcext:value-type="float">
            <text:p>0.86</text:p>
          </table:table-cell>
          <table:table-cell office:value-type="float" office:value="38.1" calcext:value-type="float">
            <text:p>38.1</text:p>
          </table:table-cell>
          <table:table-cell office:value-type="float" office:value="84" calcext:value-type="float">
            <text:p>84</text:p>
          </table:table-cell>
          <table:table-cell table:formula="of:=([.E42]*9+[.B43])/10" office:value-type="float" office:value="1.14962155008151" calcext:value-type="float">
            <text:p>1.1496215501</text:p>
          </table:table-cell>
          <table:table-cell table:formula="of:=([.F42]*9+[.C43])/10" office:value-type="float" office:value="34.7106870409749" calcext:value-type="float">
            <text:p>34.710687041</text:p>
          </table:table-cell>
          <table:table-cell table:formula="of:=([.G42]*9+[.D43])/10" office:value-type="float" office:value="76.5525793520876" calcext:value-type="float">
            <text:p>76.5525793521</text:p>
          </table:table-cell>
        </table:table-row>
        <table:table-row table:style-name="ro1">
          <table:table-cell office:value-type="string" calcext:value-type="string">
            <text:p>2017-12-14 00:00:00+00:00</text:p>
          </table:table-cell>
          <table:table-cell office:value-type="float" office:value="1.52" calcext:value-type="float">
            <text:p>1.52</text:p>
          </table:table-cell>
          <table:table-cell office:value-type="float" office:value="38.2" calcext:value-type="float">
            <text:p>38.2</text:p>
          </table:table-cell>
          <table:table-cell office:value-type="float" office:value="86" calcext:value-type="float">
            <text:p>86</text:p>
          </table:table-cell>
          <table:table-cell table:formula="of:=([.E43]*9+[.B44])/10" office:value-type="float" office:value="1.18665939507336" calcext:value-type="float">
            <text:p>1.1866593951</text:p>
          </table:table-cell>
          <table:table-cell table:formula="of:=([.F43]*9+[.C44])/10" office:value-type="float" office:value="35.0596183368774" calcext:value-type="float">
            <text:p>35.0596183369</text:p>
          </table:table-cell>
          <table:table-cell table:formula="of:=([.G43]*9+[.D44])/10" office:value-type="float" office:value="77.4973214168788" calcext:value-type="float">
            <text:p>77.4973214169</text:p>
          </table:table-cell>
        </table:table-row>
        <table:table-row table:style-name="ro1">
          <table:table-cell office:value-type="string" calcext:value-type="string">
            <text:p>2017-12-15 00:00:00+00:00</text:p>
          </table:table-cell>
          <table:table-cell office:value-type="float" office:value="0.7" calcext:value-type="float">
            <text:p>0.7</text:p>
          </table:table-cell>
          <table:table-cell office:value-type="float" office:value="38.3" calcext:value-type="float">
            <text:p>38.3</text:p>
          </table:table-cell>
          <table:table-cell office:value-type="float" office:value="80" calcext:value-type="float">
            <text:p>80</text:p>
          </table:table-cell>
          <table:table-cell table:formula="of:=([.E44]*9+[.B45])/10" office:value-type="float" office:value="1.13799345556603" calcext:value-type="float">
            <text:p>1.1379934556</text:p>
          </table:table-cell>
          <table:table-cell table:formula="of:=([.F44]*9+[.C45])/10" office:value-type="float" office:value="35.3836565031897" calcext:value-type="float">
            <text:p>35.3836565032</text:p>
          </table:table-cell>
          <table:table-cell table:formula="of:=([.G44]*9+[.D45])/10" office:value-type="float" office:value="77.747589275191" calcext:value-type="float">
            <text:p>77.7475892752</text:p>
          </table:table-cell>
        </table:table-row>
        <table:table-row table:style-name="ro1">
          <table:table-cell office:value-type="string" calcext:value-type="string">
            <text:p>2017-12-18 00:00:00+00:00</text:p>
          </table:table-cell>
          <table:table-cell office:value-type="float" office:value="0.71" calcext:value-type="float">
            <text:p>0.71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table:formula="of:=([.E45]*9+[.B46])/10" office:value-type="float" office:value="1.09519411000942" calcext:value-type="float">
            <text:p>1.09519411</text:p>
          </table:table-cell>
          <table:table-cell table:formula="of:=([.F45]*9+[.C46])/10" office:value-type="float" office:value="35.7452908528707" calcext:value-type="float">
            <text:p>35.7452908529</text:p>
          </table:table-cell>
          <table:table-cell table:formula="of:=([.G45]*9+[.D46])/10" office:value-type="float" office:value="78.1728303476719" calcext:value-type="float">
            <text:p>78.1728303477</text:p>
          </table:table-cell>
        </table:table-row>
        <table:table-row table:style-name="ro1">
          <table:table-cell office:value-type="string" calcext:value-type="string">
            <text:p>2017-12-19 00:00:00+00:00</text:p>
          </table:table-cell>
          <table:table-cell office:value-type="float" office:value="1.03" calcext:value-type="float">
            <text:p>1.03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([.E46]*9+[.B47])/10" office:value-type="float" office:value="1.08867469900848" calcext:value-type="float">
            <text:p>1.088674699</text:p>
          </table:table-cell>
          <table:table-cell table:formula="of:=([.F46]*9+[.C47])/10" office:value-type="float" office:value="36.1707617675836" calcext:value-type="float">
            <text:p>36.1707617676</text:p>
          </table:table-cell>
          <table:table-cell table:formula="of:=([.G46]*9+[.D47])/10" office:value-type="float" office:value="78.3555473129047" calcext:value-type="float">
            <text:p>78.3555473129</text:p>
          </table:table-cell>
        </table:table-row>
        <table:table-row table:style-name="ro1">
          <table:table-cell office:value-type="string" calcext:value-type="string">
            <text:p>2017-12-20 00:00:00+00:00</text:p>
          </table:table-cell>
          <table:table-cell office:value-type="float" office:value="0.68" calcext:value-type="float">
            <text:p>0.68</text:p>
          </table:table-cell>
          <table:table-cell office:value-type="float" office:value="41.2" calcext:value-type="float">
            <text:p>41.2</text:p>
          </table:table-cell>
          <table:table-cell office:value-type="float" office:value="81" calcext:value-type="float">
            <text:p>81</text:p>
          </table:table-cell>
          <table:table-cell table:formula="of:=([.E47]*9+[.B48])/10" office:value-type="float" office:value="1.04780722910763" calcext:value-type="float">
            <text:p>1.0478072291</text:p>
          </table:table-cell>
          <table:table-cell table:formula="of:=([.F47]*9+[.C48])/10" office:value-type="float" office:value="36.6736855908253" calcext:value-type="float">
            <text:p>36.6736855908</text:p>
          </table:table-cell>
          <table:table-cell table:formula="of:=([.G47]*9+[.D48])/10" office:value-type="float" office:value="78.6199925816142" calcext:value-type="float">
            <text:p>78.6199925816</text:p>
          </table:table-cell>
        </table:table-row>
        <table:table-row table:style-name="ro1">
          <table:table-cell office:value-type="string" calcext:value-type="string">
            <text:p>2017-12-21 00:00:00+00:00</text:p>
          </table:table-cell>
          <table:table-cell office:value-type="float" office:value="0.75" calcext:value-type="float">
            <text:p>0.75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table:formula="of:=([.E48]*9+[.B49])/10" office:value-type="float" office:value="1.01802650619687" calcext:value-type="float">
            <text:p>1.0180265062</text:p>
          </table:table-cell>
          <table:table-cell table:formula="of:=([.F48]*9+[.C49])/10" office:value-type="float" office:value="37.4063170317428" calcext:value-type="float">
            <text:p>37.4063170317</text:p>
          </table:table-cell>
          <table:table-cell table:formula="of:=([.G48]*9+[.D49])/10" office:value-type="float" office:value="79.2579933234528" calcext:value-type="float">
            <text:p>79.2579933235</text:p>
          </table:table-cell>
        </table:table-row>
        <table:table-row table:style-name="ro1">
          <table:table-cell office:value-type="string" calcext:value-type="string">
            <text:p>2017-12-22 00:00:00+00:00</text:p>
          </table:table-cell>
          <table:table-cell office:value-type="float" office:value="0.83" calcext:value-type="float">
            <text:p>0.83</text:p>
          </table:table-cell>
          <table:table-cell office:value-type="float" office:value="42.3" calcext:value-type="float">
            <text:p>42.3</text:p>
          </table:table-cell>
          <table:table-cell office:value-type="float" office:value="86" calcext:value-type="float">
            <text:p>86</text:p>
          </table:table-cell>
          <table:table-cell table:formula="of:=([.E49]*9+[.B50])/10" office:value-type="float" office:value="0.999223855577183" calcext:value-type="float">
            <text:p>0.9992238556</text:p>
          </table:table-cell>
          <table:table-cell table:formula="of:=([.F49]*9+[.C50])/10" office:value-type="float" office:value="37.8956853285685" calcext:value-type="float">
            <text:p>37.8956853286</text:p>
          </table:table-cell>
          <table:table-cell table:formula="of:=([.G49]*9+[.D50])/10" office:value-type="float" office:value="79.9321939911075" calcext:value-type="float">
            <text:p>79.9321939911</text:p>
          </table:table-cell>
        </table:table-row>
        <table:table-row table:style-name="ro1">
          <table:table-cell office:value-type="string" calcext:value-type="string">
            <text:p>2017-12-27 00:00:00+00:00</text:p>
          </table:table-cell>
          <table:table-cell office:value-type="float" office:value="0.54" calcext:value-type="float">
            <text:p>0.54</text:p>
          </table:table-cell>
          <table:table-cell office:value-type="float" office:value="43.5" calcext:value-type="float">
            <text:p>43.5</text:p>
          </table:table-cell>
          <table:table-cell office:value-type="float" office:value="90" calcext:value-type="float">
            <text:p>90</text:p>
          </table:table-cell>
          <table:table-cell table:formula="of:=([.E50]*9+[.B51])/10" office:value-type="float" office:value="0.953301470019465" calcext:value-type="float">
            <text:p>0.95330147</text:p>
          </table:table-cell>
          <table:table-cell table:formula="of:=([.F50]*9+[.C51])/10" office:value-type="float" office:value="38.4561167957116" calcext:value-type="float">
            <text:p>38.4561167957</text:p>
          </table:table-cell>
          <table:table-cell table:formula="of:=([.G50]*9+[.D51])/10" office:value-type="float" office:value="80.9389745919968" calcext:value-type="float">
            <text:p>80.938974592</text:p>
          </table:table-cell>
        </table:table-row>
        <table:table-row table:style-name="ro1">
          <table:table-cell office:value-type="string" calcext:value-type="string">
            <text:p>2017-12-28 00:00:00+00:00</text:p>
          </table:table-cell>
          <table:table-cell office:value-type="float" office:value="0.43" calcext:value-type="float">
            <text:p>0.43</text:p>
          </table:table-cell>
          <table:table-cell office:value-type="float" office:value="45.3" calcext:value-type="float">
            <text:p>45.3</text:p>
          </table:table-cell>
          <table:table-cell office:value-type="float" office:value="91" calcext:value-type="float">
            <text:p>91</text:p>
          </table:table-cell>
          <table:table-cell table:formula="of:=([.E51]*9+[.B52])/10" office:value-type="float" office:value="0.900971323017518" calcext:value-type="float">
            <text:p>0.900971323</text:p>
          </table:table-cell>
          <table:table-cell table:formula="of:=([.F51]*9+[.C52])/10" office:value-type="float" office:value="39.1405051161405" calcext:value-type="float">
            <text:p>39.1405051161</text:p>
          </table:table-cell>
          <table:table-cell table:formula="of:=([.G51]*9+[.D52])/10" office:value-type="float" office:value="81.9450771327971" calcext:value-type="float">
            <text:p>81.9450771328</text:p>
          </table:table-cell>
        </table:table-row>
        <table:table-row table:style-name="ro1">
          <table:table-cell office:value-type="string" calcext:value-type="string">
            <text:p>2017-12-29 00:00:00+00:00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table:formula="of:=([.E52]*9+[.B53])/10" office:value-type="float" office:value="0.860874190715766" calcext:value-type="float">
            <text:p>0.8608741907</text:p>
          </table:table-cell>
          <table:table-cell table:formula="of:=([.F52]*9+[.C53])/10" office:value-type="float" office:value="39.7264546045264" calcext:value-type="float">
            <text:p>39.7264546045</text:p>
          </table:table-cell>
          <table:table-cell table:formula="of:=([.G52]*9+[.D53])/10" office:value-type="float" office:value="82.9505694195174" calcext:value-type="float">
            <text:p>82.9505694195</text:p>
          </table:table-cell>
        </table:table-row>
        <table:table-row table:style-name="ro1">
          <table:table-cell office:value-type="string" calcext:value-type="string">
            <text:p>2018-01-02 00:00:00+00:00</text:p>
          </table:table-cell>
          <table:table-cell office:value-type="float" office:value="1.28" calcext:value-type="float">
            <text:p>1.28</text:p>
          </table:table-cell>
          <table:table-cell office:value-type="float" office:value="46.4" calcext:value-type="float">
            <text:p>46.4</text:p>
          </table:table-cell>
          <table:table-cell office:value-type="float" office:value="94" calcext:value-type="float">
            <text:p>94</text:p>
          </table:table-cell>
          <table:table-cell table:formula="of:=([.E53]*9+[.B54])/10" office:value-type="float" office:value="0.90278677164419" calcext:value-type="float">
            <text:p>0.9027867716</text:p>
          </table:table-cell>
          <table:table-cell table:formula="of:=([.F53]*9+[.C54])/10" office:value-type="float" office:value="40.3938091440738" calcext:value-type="float">
            <text:p>40.3938091441</text:p>
          </table:table-cell>
          <table:table-cell table:formula="of:=([.G53]*9+[.D54])/10" office:value-type="float" office:value="84.0555124775656" calcext:value-type="float">
            <text:p>84.0555124776</text:p>
          </table:table-cell>
        </table:table-row>
        <table:table-row table:style-name="ro1">
          <table:table-cell office:value-type="string" calcext:value-type="string">
            <text:p>2018-01-03 00:00:00+00:00</text:p>
          </table:table-cell>
          <table:table-cell office:value-type="float" office:value="0.7" calcext:value-type="float">
            <text:p>0.7</text:p>
          </table:table-cell>
          <table:table-cell office:value-type="float" office:value="43.2" calcext:value-type="float">
            <text:p>43.2</text:p>
          </table:table-cell>
          <table:table-cell office:value-type="float" office:value="95" calcext:value-type="float">
            <text:p>95</text:p>
          </table:table-cell>
          <table:table-cell table:formula="of:=([.E54]*9+[.B55])/10" office:value-type="float" office:value="0.882508094479771" calcext:value-type="float">
            <text:p>0.8825080945</text:p>
          </table:table-cell>
          <table:table-cell table:formula="of:=([.F54]*9+[.C55])/10" office:value-type="float" office:value="40.6744282296664" calcext:value-type="float">
            <text:p>40.6744282297</text:p>
          </table:table-cell>
          <table:table-cell table:formula="of:=([.G54]*9+[.D55])/10" office:value-type="float" office:value="85.1499612298091" calcext:value-type="float">
            <text:p>85.1499612298</text:p>
          </table:table-cell>
        </table:table-row>
        <table:table-row table:style-name="ro1">
          <table:table-cell office:value-type="string" calcext:value-type="string">
            <text:p>2018-01-04 00:00:00+00:00</text:p>
          </table:table-cell>
          <table:table-cell office:value-type="float" office:value="1.92" calcext:value-type="float">
            <text:p>1.92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([.E55]*9+[.B56])/10" office:value-type="float" office:value="0.986257285031794" calcext:value-type="float">
            <text:p>0.986257285</text:p>
          </table:table-cell>
          <table:table-cell table:formula="of:=([.F55]*9+[.C56])/10" office:value-type="float" office:value="40.6069854066998" calcext:value-type="float">
            <text:p>40.6069854067</text:p>
          </table:table-cell>
          <table:table-cell table:formula="of:=([.G55]*9+[.D56])/10" office:value-type="float" office:value="86.6349651068282" calcext:value-type="float">
            <text:p>86.6349651068</text:p>
          </table:table-cell>
        </table:table-row>
        <table:table-row table:style-name="ro1">
          <table:table-cell office:value-type="string" calcext:value-type="string">
            <text:p>2018-01-05 00:00:00+00:00</text:p>
          </table:table-cell>
          <table:table-cell office:value-type="float" office:value="0.9" calcext:value-type="float">
            <text:p>0.9</text:p>
          </table:table-cell>
          <table:table-cell office:value-type="float" office:value="39.6" calcext:value-type="float">
            <text:p>39.6</text:p>
          </table:table-cell>
          <table:table-cell office:value-type="float" office:value="94" calcext:value-type="float">
            <text:p>94</text:p>
          </table:table-cell>
          <table:table-cell table:formula="of:=([.E56]*9+[.B57])/10" office:value-type="float" office:value="0.977631556528614" calcext:value-type="float">
            <text:p>0.9776315565</text:p>
          </table:table-cell>
          <table:table-cell table:formula="of:=([.F56]*9+[.C57])/10" office:value-type="float" office:value="40.5062868660298" calcext:value-type="float">
            <text:p>40.506286866</text:p>
          </table:table-cell>
          <table:table-cell table:formula="of:=([.G56]*9+[.D57])/10" office:value-type="float" office:value="87.3714685961454" calcext:value-type="float">
            <text:p>87.3714685961</text:p>
          </table:table-cell>
        </table:table-row>
        <table:table-row table:style-name="ro1">
          <table:table-cell office:value-type="string" calcext:value-type="string">
            <text:p>2018-01-08 00:00:00+00:00</text:p>
          </table:table-cell>
          <table:table-cell office:value-type="float" office:value="0.98" calcext:value-type="float">
            <text:p>0.98</text:p>
          </table:table-cell>
          <table:table-cell office:value-type="float" office:value="37.4" calcext:value-type="float">
            <text:p>37.4</text:p>
          </table:table-cell>
          <table:table-cell office:value-type="float" office:value="90" calcext:value-type="float">
            <text:p>90</text:p>
          </table:table-cell>
          <table:table-cell table:formula="of:=([.E57]*9+[.B58])/10" office:value-type="float" office:value="0.977868400875753" calcext:value-type="float">
            <text:p>0.9778684009</text:p>
          </table:table-cell>
          <table:table-cell table:formula="of:=([.F57]*9+[.C58])/10" office:value-type="float" office:value="40.1956581794268" calcext:value-type="float">
            <text:p>40.1956581794</text:p>
          </table:table-cell>
          <table:table-cell table:formula="of:=([.G57]*9+[.D58])/10" office:value-type="float" office:value="87.6343217365308" calcext:value-type="float">
            <text:p>87.6343217365</text:p>
          </table:table-cell>
        </table:table-row>
        <table:table-row table:style-name="ro1">
          <table:table-cell office:value-type="string" calcext:value-type="string">
            <text:p>2018-01-09 00:00:00+00:00</text:p>
          </table:table-cell>
          <table:table-cell office:value-type="float" office:value="0.68" calcext:value-type="float">
            <text:p>0.68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formula="of:=([.E58]*9+[.B59])/10" office:value-type="float" office:value="0.948081560788178" calcext:value-type="float">
            <text:p>0.9480815608</text:p>
          </table:table-cell>
          <table:table-cell table:formula="of:=([.F58]*9+[.C59])/10" office:value-type="float" office:value="39.6760923614841" calcext:value-type="float">
            <text:p>39.6760923615</text:p>
          </table:table-cell>
          <table:table-cell table:formula="of:=([.G58]*9+[.D59])/10" office:value-type="float" office:value="87.3708895628777" calcext:value-type="float">
            <text:p>87.3708895629</text:p>
          </table:table-cell>
        </table:table-row>
        <table:table-row table:style-name="ro1">
          <table:table-cell office:value-type="string" calcext:value-type="string">
            <text:p>2018-01-11 00:00:00+00:00</text:p>
          </table:table-cell>
          <table:table-cell office:value-type="float" office:value="2.32" calcext:value-type="float">
            <text:p>2.32</text:p>
          </table:table-cell>
          <table:table-cell office:value-type="float" office:value="34.2" calcext:value-type="float">
            <text:p>34.2</text:p>
          </table:table-cell>
          <table:table-cell office:value-type="float" office:value="80" calcext:value-type="float">
            <text:p>80</text:p>
          </table:table-cell>
          <table:table-cell table:formula="of:=([.E59]*9+[.B60])/10" office:value-type="float" office:value="1.08527340470936" calcext:value-type="float">
            <text:p>1.0852734047</text:p>
          </table:table-cell>
          <table:table-cell table:formula="of:=([.F59]*9+[.C60])/10" office:value-type="float" office:value="39.1284831253357" calcext:value-type="float">
            <text:p>39.1284831253</text:p>
          </table:table-cell>
          <table:table-cell table:formula="of:=([.G59]*9+[.D60])/10" office:value-type="float" office:value="86.63380060659" calcext:value-type="float">
            <text:p>86.6338006066</text:p>
          </table:table-cell>
        </table:table-row>
        <table:table-row table:style-name="ro1">
          <table:table-cell office:value-type="string" calcext:value-type="string">
            <text:p>2018-01-12 00:00:00+00:00</text:p>
          </table:table-cell>
          <table:table-cell office:value-type="float" office:value="0.86" calcext:value-type="float">
            <text:p>0.86</text:p>
          </table:table-cell>
          <table:table-cell office:value-type="float" office:value="33.6" calcext:value-type="float">
            <text:p>33.6</text:p>
          </table:table-cell>
          <table:table-cell office:value-type="float" office:value="79" calcext:value-type="float">
            <text:p>79</text:p>
          </table:table-cell>
          <table:table-cell table:formula="of:=([.E60]*9+[.B61])/10" office:value-type="float" office:value="1.06274606423842" calcext:value-type="float">
            <text:p>1.0627460642</text:p>
          </table:table-cell>
          <table:table-cell table:formula="of:=([.F60]*9+[.C61])/10" office:value-type="float" office:value="38.5756348128021" calcext:value-type="float">
            <text:p>38.5756348128</text:p>
          </table:table-cell>
          <table:table-cell table:formula="of:=([.G60]*9+[.D61])/10" office:value-type="float" office:value="85.870420545931" calcext:value-type="float">
            <text:p>85.8704205459</text:p>
          </table:table-cell>
        </table:table-row>
        <table:table-row table:style-name="ro1">
          <table:table-cell office:value-type="string" calcext:value-type="string">
            <text:p>2018-01-15 00:00:00+00:00</text:p>
          </table:table-cell>
          <table:table-cell office:value-type="float" office:value="0.58" calcext:value-type="float">
            <text:p>0.58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table:formula="of:=([.E61]*9+[.B62])/10" office:value-type="float" office:value="1.01447145781458" calcext:value-type="float">
            <text:p>1.0144714578</text:p>
          </table:table-cell>
          <table:table-cell table:formula="of:=([.F61]*9+[.C62])/10" office:value-type="float" office:value="37.9180713315219" calcext:value-type="float">
            <text:p>37.9180713315</text:p>
          </table:table-cell>
          <table:table-cell table:formula="of:=([.G61]*9+[.D62])/10" office:value-type="float" office:value="84.6833784913379" calcext:value-type="float">
            <text:p>84.6833784913</text:p>
          </table:table-cell>
        </table:table-row>
        <table:table-row table:style-name="ro1">
          <table:table-cell office:value-type="string" calcext:value-type="string">
            <text:p>2018-01-16 00:00:00+00:00</text:p>
          </table:table-cell>
          <table:table-cell office:value-type="float" office:value="0.66" calcext:value-type="float">
            <text:p>0.66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table:formula="of:=([.E62]*9+[.B63])/10" office:value-type="float" office:value="0.979024312033123" calcext:value-type="float">
            <text:p>0.979024312</text:p>
          </table:table-cell>
          <table:table-cell table:formula="of:=([.F62]*9+[.C63])/10" office:value-type="float" office:value="37.7262641983697" calcext:value-type="float">
            <text:p>37.7262641984</text:p>
          </table:table-cell>
          <table:table-cell table:formula="of:=([.G62]*9+[.D63])/10" office:value-type="float" office:value="83.3150406422041" calcext:value-type="float">
            <text:p>83.3150406422</text:p>
          </table:table-cell>
        </table:table-row>
        <table:table-row table:style-name="ro1">
          <table:table-cell office:value-type="string" calcext:value-type="string">
            <text:p>2018-01-17 00:00:00+00:00</text:p>
          </table:table-cell>
          <table:table-cell office:value-type="float" office:value="0.98" calcext:value-type="float">
            <text:p>0.98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formula="of:=([.E63]*9+[.B64])/10" office:value-type="float" office:value="0.979121880829811" calcext:value-type="float">
            <text:p>0.9791218808</text:p>
          </table:table-cell>
          <table:table-cell table:formula="of:=([.F63]*9+[.C64])/10" office:value-type="float" office:value="37.0536377785328" calcext:value-type="float">
            <text:p>37.0536377785</text:p>
          </table:table-cell>
          <table:table-cell table:formula="of:=([.G63]*9+[.D64])/10" office:value-type="float" office:value="81.9835365779837" calcext:value-type="float">
            <text:p>81.983536578</text:p>
          </table:table-cell>
        </table:table-row>
        <table:table-row table:style-name="ro1">
          <table:table-cell office:value-type="string" calcext:value-type="string">
            <text:p>2018-01-18 00:00:00+00:00</text:p>
          </table:table-cell>
          <table:table-cell office:value-type="float" office:value="0.78" calcext:value-type="float">
            <text:p>0.78</text:p>
          </table:table-cell>
          <table:table-cell office:value-type="float" office:value="30.5" calcext:value-type="float">
            <text:p>30.5</text:p>
          </table:table-cell>
          <table:table-cell office:value-type="float" office:value="69" calcext:value-type="float">
            <text:p>69</text:p>
          </table:table-cell>
          <table:table-cell table:formula="of:=([.E64]*9+[.B65])/10" office:value-type="float" office:value="0.95920969274683" calcext:value-type="float">
            <text:p>0.9592096927</text:p>
          </table:table-cell>
          <table:table-cell table:formula="of:=([.F64]*9+[.C65])/10" office:value-type="float" office:value="36.3982740006795" calcext:value-type="float">
            <text:p>36.3982740007</text:p>
          </table:table-cell>
          <table:table-cell table:formula="of:=([.G64]*9+[.D65])/10" office:value-type="float" office:value="80.6851829201853" calcext:value-type="float">
            <text:p>80.6851829202</text:p>
          </table:table-cell>
        </table:table-row>
        <table:table-row table:style-name="ro1">
          <table:table-cell office:value-type="string" calcext:value-type="string">
            <text:p>2018-01-19 00:00:00+00:00</text:p>
          </table:table-cell>
          <table:table-cell office:value-type="float" office:value="0.76" calcext:value-type="float">
            <text:p>0.76</text:p>
          </table:table-cell>
          <table:table-cell office:value-type="float" office:value="29.4" calcext:value-type="float">
            <text:p>29.4</text:p>
          </table:table-cell>
          <table:table-cell office:value-type="float" office:value="64" calcext:value-type="float">
            <text:p>64</text:p>
          </table:table-cell>
          <table:table-cell table:formula="of:=([.E65]*9+[.B66])/10" office:value-type="float" office:value="0.939288723472147" calcext:value-type="float">
            <text:p>0.9392887235</text:p>
          </table:table-cell>
          <table:table-cell table:formula="of:=([.F65]*9+[.C66])/10" office:value-type="float" office:value="35.6984466006115" calcext:value-type="float">
            <text:p>35.6984466006</text:p>
          </table:table-cell>
          <table:table-cell table:formula="of:=([.G65]*9+[.D66])/10" office:value-type="float" office:value="79.0166646281668" calcext:value-type="float">
            <text:p>79.0166646282</text:p>
          </table:table-cell>
        </table:table-row>
        <table:table-row table:style-name="ro1">
          <table:table-cell office:value-type="string" calcext:value-type="string">
            <text:p>2018-01-22 00:00:00+00:00</text:p>
          </table:table-cell>
          <table:table-cell office:value-type="float" office:value="2" calcext:value-type="float">
            <text:p>2</text:p>
          </table:table-cell>
          <table:table-cell office:value-type="float" office:value="28.5" calcext:value-type="float">
            <text:p>28.5</text:p>
          </table:table-cell>
          <table:table-cell office:value-type="float" office:value="62" calcext:value-type="float">
            <text:p>62</text:p>
          </table:table-cell>
          <table:table-cell table:formula="of:=([.E66]*9+[.B67])/10" office:value-type="float" office:value="1.04535985112493" calcext:value-type="float">
            <text:p>1.0453598511</text:p>
          </table:table-cell>
          <table:table-cell table:formula="of:=([.F66]*9+[.C67])/10" office:value-type="float" office:value="34.9786019405504" calcext:value-type="float">
            <text:p>34.9786019406</text:p>
          </table:table-cell>
          <table:table-cell table:formula="of:=([.G66]*9+[.D67])/10" office:value-type="float" office:value="77.3149981653501" calcext:value-type="float">
            <text:p>77.3149981654</text:p>
          </table:table-cell>
        </table:table-row>
        <table:table-row table:style-name="ro1">
          <table:table-cell office:value-type="string" calcext:value-type="string">
            <text:p>2018-01-23 00:00:00+00:00</text:p>
          </table:table-cell>
          <table:table-cell office:value-type="float" office:value="1.44" calcext:value-type="float">
            <text:p>1.44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formula="of:=([.E67]*9+[.B68])/10" office:value-type="float" office:value="1.08482386601244" calcext:value-type="float">
            <text:p>1.084823866</text:p>
          </table:table-cell>
          <table:table-cell table:formula="of:=([.F67]*9+[.C68])/10" office:value-type="float" office:value="34.0807417464953" calcext:value-type="float">
            <text:p>34.0807417465</text:p>
          </table:table-cell>
          <table:table-cell table:formula="of:=([.G67]*9+[.D68])/10" office:value-type="float" office:value="75.5834983488151" calcext:value-type="float">
            <text:p>75.5834983488</text:p>
          </table:table-cell>
        </table:table-row>
        <table:table-row table:style-name="ro1">
          <table:table-cell office:value-type="string" calcext:value-type="string">
            <text:p>2018-01-24 00:00:00+00:00</text:p>
          </table:table-cell>
          <table:table-cell office:value-type="float" office:value="1.06" calcext:value-type="float">
            <text:p>1.06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table:formula="of:=([.E68]*9+[.B69])/10" office:value-type="float" office:value="1.08234147941119" calcext:value-type="float">
            <text:p>1.0823414794</text:p>
          </table:table-cell>
          <table:table-cell table:formula="of:=([.F68]*9+[.C69])/10" office:value-type="float" office:value="33.3726675718458" calcext:value-type="float">
            <text:p>33.3726675718</text:p>
          </table:table-cell>
          <table:table-cell table:formula="of:=([.G68]*9+[.D69])/10" office:value-type="float" office:value="74.1251485139336" calcext:value-type="float">
            <text:p>74.1251485139</text:p>
          </table:table-cell>
        </table:table-row>
        <table:table-row table:style-name="ro1">
          <table:table-cell office:value-type="string" calcext:value-type="string">
            <text:p>2018-01-25 00:00:00+00:00</text:p>
          </table:table-cell>
          <table:table-cell office:value-type="float" office:value="1.4" calcext:value-type="float">
            <text:p>1.4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formula="of:=([.E69]*9+[.B70])/10" office:value-type="float" office:value="1.11410733147008" calcext:value-type="float">
            <text:p>1.1141073315</text:p>
          </table:table-cell>
          <table:table-cell table:formula="of:=([.F69]*9+[.C70])/10" office:value-type="float" office:value="32.5354008146612" calcext:value-type="float">
            <text:p>32.5354008147</text:p>
          </table:table-cell>
          <table:table-cell table:formula="of:=([.G69]*9+[.D70])/10" office:value-type="float" office:value="72.7126336625402" calcext:value-type="float">
            <text:p>72.7126336625</text:p>
          </table:table-cell>
        </table:table-row>
        <table:table-row table:style-name="ro1">
          <table:table-cell office:value-type="string" calcext:value-type="string">
            <text:p>2018-01-26 00:00:00+00:00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formula="of:=([.E70]*9+[.B71])/10" office:value-type="float" office:value="1.09269659832307" calcext:value-type="float">
            <text:p>1.0926965983</text:p>
          </table:table-cell>
          <table:table-cell table:formula="of:=([.F70]*9+[.C71])/10" office:value-type="float" office:value="31.7818607331951" calcext:value-type="float">
            <text:p>31.7818607332</text:p>
          </table:table-cell>
          <table:table-cell table:formula="of:=([.G70]*9+[.D71])/10" office:value-type="float" office:value="71.2413702962862" calcext:value-type="float">
            <text:p>71.2413702963</text:p>
          </table:table-cell>
        </table:table-row>
        <table:table-row table:style-name="ro1">
          <table:table-cell office:value-type="string" calcext:value-type="string">
            <text:p>2018-01-29 00:00:00+00:00</text:p>
          </table:table-cell>
          <table:table-cell office:value-type="float" office:value="1.46" calcext:value-type="float">
            <text:p>1.46</text:p>
          </table:table-cell>
          <table:table-cell office:value-type="float" office:value="24.5" calcext:value-type="float">
            <text:p>24.5</text:p>
          </table:table-cell>
          <table:table-cell office:value-type="float" office:value="57" calcext:value-type="float">
            <text:p>57</text:p>
          </table:table-cell>
          <table:table-cell table:formula="of:=([.E71]*9+[.B72])/10" office:value-type="float" office:value="1.12942693849076" calcext:value-type="float">
            <text:p>1.1294269385</text:p>
          </table:table-cell>
          <table:table-cell table:formula="of:=([.F71]*9+[.C72])/10" office:value-type="float" office:value="31.0536746598756" calcext:value-type="float">
            <text:p>31.0536746599</text:p>
          </table:table-cell>
          <table:table-cell table:formula="of:=([.G71]*9+[.D72])/10" office:value-type="float" office:value="69.8172332666576" calcext:value-type="float">
            <text:p>69.8172332667</text:p>
          </table:table-cell>
        </table:table-row>
        <table:table-row table:style-name="ro1">
          <table:table-cell office:value-type="string" calcext:value-type="string">
            <text:p>2018-01-30 00:00:00+00:00</text:p>
          </table:table-cell>
          <table:table-cell office:value-type="float" office:value="0.72" calcext:value-type="float">
            <text:p>0.72</text:p>
          </table:table-cell>
          <table:table-cell office:value-type="float" office:value="23.4" calcext:value-type="float">
            <text:p>23.4</text:p>
          </table:table-cell>
          <table:table-cell office:value-type="float" office:value="56" calcext:value-type="float">
            <text:p>56</text:p>
          </table:table-cell>
          <table:table-cell table:formula="of:=([.E72]*9+[.B73])/10" office:value-type="float" office:value="1.08848424464169" calcext:value-type="float">
            <text:p>1.0884842446</text:p>
          </table:table-cell>
          <table:table-cell table:formula="of:=([.F72]*9+[.C73])/10" office:value-type="float" office:value="30.288307193888" calcext:value-type="float">
            <text:p>30.2883071939</text:p>
          </table:table-cell>
          <table:table-cell table:formula="of:=([.G72]*9+[.D73])/10" office:value-type="float" office:value="68.4355099399918" calcext:value-type="float">
            <text:p>68.43550994</text:p>
          </table:table-cell>
        </table:table-row>
        <table:table-row table:style-name="ro1">
          <table:table-cell office:value-type="string" calcext:value-type="string">
            <text:p>2018-01-31 00:00:00+00:00</text:p>
          </table:table-cell>
          <table:table-cell office:value-type="float" office:value="0.64" calcext:value-type="float">
            <text:p>0.64</text:p>
          </table:table-cell>
          <table:table-cell office:value-type="float" office:value="22.3" calcext:value-type="float">
            <text:p>22.3</text:p>
          </table:table-cell>
          <table:table-cell office:value-type="float" office:value="53" calcext:value-type="float">
            <text:p>53</text:p>
          </table:table-cell>
          <table:table-cell table:formula="of:=([.E73]*9+[.B74])/10" office:value-type="float" office:value="1.04363582017752" calcext:value-type="float">
            <text:p>1.0436358202</text:p>
          </table:table-cell>
          <table:table-cell table:formula="of:=([.F73]*9+[.C74])/10" office:value-type="float" office:value="29.4894764744992" calcext:value-type="float">
            <text:p>29.4894764745</text:p>
          </table:table-cell>
          <table:table-cell table:formula="of:=([.G73]*9+[.D74])/10" office:value-type="float" office:value="66.8919589459926" calcext:value-type="float">
            <text:p>66.891958946</text:p>
          </table:table-cell>
        </table:table-row>
        <table:table-row table:style-name="ro1">
          <table:table-cell office:value-type="string" calcext:value-type="string">
            <text:p>2018-02-01 00:00:00+00:00</text:p>
          </table:table-cell>
          <table:table-cell office:value-type="float" office:value="1.18" calcext:value-type="float">
            <text:p>1.18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formula="of:=([.E74]*9+[.B75])/10" office:value-type="float" office:value="1.05727223815977" calcext:value-type="float">
            <text:p>1.0572722382</text:p>
          </table:table-cell>
          <table:table-cell table:formula="of:=([.F74]*9+[.C75])/10" office:value-type="float" office:value="28.6405288270493" calcext:value-type="float">
            <text:p>28.640528827</text:p>
          </table:table-cell>
          <table:table-cell table:formula="of:=([.G74]*9+[.D75])/10" office:value-type="float" office:value="65.2027630513934" calcext:value-type="float">
            <text:p>65.2027630514</text:p>
          </table:table-cell>
        </table:table-row>
        <table:table-row table:style-name="ro1">
          <table:table-cell office:value-type="string" calcext:value-type="string">
            <text:p>2018-02-02 00:00:00+00:00</text:p>
          </table:table-cell>
          <table:table-cell office:value-type="float" office:value="1.1" calcext:value-type="float">
            <text:p>1.1</text:p>
          </table:table-cell>
          <table:table-cell office:value-type="float" office:value="22.3" calcext:value-type="float">
            <text:p>22.3</text:p>
          </table:table-cell>
          <table:table-cell office:value-type="float" office:value="49" calcext:value-type="float">
            <text:p>49</text:p>
          </table:table-cell>
          <table:table-cell table:formula="of:=([.E75]*9+[.B76])/10" office:value-type="float" office:value="1.06154501434379" calcext:value-type="float">
            <text:p>1.0615450143</text:p>
          </table:table-cell>
          <table:table-cell table:formula="of:=([.F75]*9+[.C76])/10" office:value-type="float" office:value="28.0064759443444" calcext:value-type="float">
            <text:p>28.0064759443</text:p>
          </table:table-cell>
          <table:table-cell table:formula="of:=([.G75]*9+[.D76])/10" office:value-type="float" office:value="63.582486746254" calcext:value-type="float">
            <text:p>63.5824867463</text:p>
          </table:table-cell>
        </table:table-row>
        <table:table-row table:style-name="ro1">
          <table:table-cell office:value-type="string" calcext:value-type="string">
            <text:p>2018-02-05 00:00:00+00:00</text:p>
          </table:table-cell>
          <table:table-cell office:value-type="float" office:value="1.38" calcext:value-type="float">
            <text:p>1.38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formula="of:=([.E76]*9+[.B77])/10" office:value-type="float" office:value="1.09339051290941" calcext:value-type="float">
            <text:p>1.0933905129</text:p>
          </table:table-cell>
          <table:table-cell table:formula="of:=([.F76]*9+[.C77])/10" office:value-type="float" office:value="27.6058283499099" calcext:value-type="float">
            <text:p>27.6058283499</text:p>
          </table:table-cell>
          <table:table-cell table:formula="of:=([.G76]*9+[.D77])/10" office:value-type="float" office:value="61.2242380716286" calcext:value-type="float">
            <text:p>61.2242380716</text:p>
          </table:table-cell>
        </table:table-row>
        <table:table-row table:style-name="ro1">
          <table:table-cell office:value-type="string" calcext:value-type="string">
            <text:p>2018-02-06 00:00:00+00:00</text:p>
          </table:table-cell>
          <table:table-cell office:value-type="float" office:value="2.84" calcext:value-type="float">
            <text:p>2.84</text:p>
          </table:table-cell>
          <table:table-cell office:value-type="float" office:value="24.5" calcext:value-type="float">
            <text:p>24.5</text:p>
          </table:table-cell>
          <table:table-cell office:value-type="float" office:value="38" calcext:value-type="float">
            <text:p>38</text:p>
          </table:table-cell>
          <table:table-cell table:formula="of:=([.E77]*9+[.B78])/10" office:value-type="float" office:value="1.26805146161847" calcext:value-type="float">
            <text:p>1.2680514616</text:p>
          </table:table-cell>
          <table:table-cell table:formula="of:=([.F77]*9+[.C78])/10" office:value-type="float" office:value="27.2952455149189" calcext:value-type="float">
            <text:p>27.2952455149</text:p>
          </table:table-cell>
          <table:table-cell table:formula="of:=([.G77]*9+[.D78])/10" office:value-type="float" office:value="58.9018142644658" calcext:value-type="float">
            <text:p>58.9018142645</text:p>
          </table:table-cell>
        </table:table-row>
        <table:table-row table:style-name="ro1">
          <table:table-cell office:value-type="string" calcext:value-type="string">
            <text:p>2018-02-07 00:00:00+00:00</text:p>
          </table:table-cell>
          <table:table-cell office:value-type="float" office:value="3.08" calcext:value-type="float">
            <text:p>3.08</text:p>
          </table:table-cell>
          <table:table-cell office:value-type="float" office:value="26.4" calcext:value-type="float">
            <text:p>26.4</text:p>
          </table:table-cell>
          <table:table-cell office:value-type="float" office:value="37" calcext:value-type="float">
            <text:p>37</text:p>
          </table:table-cell>
          <table:table-cell table:formula="of:=([.E78]*9+[.B79])/10" office:value-type="float" office:value="1.44924631545662" calcext:value-type="float">
            <text:p>1.4492463155</text:p>
          </table:table-cell>
          <table:table-cell table:formula="of:=([.F78]*9+[.C79])/10" office:value-type="float" office:value="27.205720963427" calcext:value-type="float">
            <text:p>27.2057209634</text:p>
          </table:table-cell>
          <table:table-cell table:formula="of:=([.G78]*9+[.D79])/10" office:value-type="float" office:value="56.7116328380192" calcext:value-type="float">
            <text:p>56.711632838</text:p>
          </table:table-cell>
        </table:table-row>
        <table:table-row table:style-name="ro1">
          <table:table-cell office:value-type="string" calcext:value-type="string">
            <text:p>2018-02-08 00:00:00+00:00</text:p>
          </table:table-cell>
          <table:table-cell office:value-type="float" office:value="3.14" calcext:value-type="float">
            <text:p>3.14</text:p>
          </table:table-cell>
          <table:table-cell office:value-type="float" office:value="26.7" calcext:value-type="float">
            <text:p>26.7</text:p>
          </table:table-cell>
          <table:table-cell office:value-type="float" office:value="36" calcext:value-type="float">
            <text:p>36</text:p>
          </table:table-cell>
          <table:table-cell table:formula="of:=([.E79]*9+[.B80])/10" office:value-type="float" office:value="1.61832168391096" calcext:value-type="float">
            <text:p>1.6183216839</text:p>
          </table:table-cell>
          <table:table-cell table:formula="of:=([.F79]*9+[.C80])/10" office:value-type="float" office:value="27.1551488670843" calcext:value-type="float">
            <text:p>27.1551488671</text:p>
          </table:table-cell>
          <table:table-cell table:formula="of:=([.G79]*9+[.D80])/10" office:value-type="float" office:value="54.6404695542173" calcext:value-type="float">
            <text:p>54.6404695542</text:p>
          </table:table-cell>
        </table:table-row>
        <table:table-row table:style-name="ro1">
          <table:table-cell office:value-type="string" calcext:value-type="string">
            <text:p>2018-02-09 00:00:00+00:00</text:p>
          </table:table-cell>
          <table:table-cell office:value-type="float" office:value="3.32" calcext:value-type="float">
            <text:p>3.3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([.E80]*9+[.B81])/10" office:value-type="float" office:value="1.78848951551986" calcext:value-type="float">
            <text:p>1.7884895155</text:p>
          </table:table-cell>
          <table:table-cell table:formula="of:=([.F80]*9+[.C81])/10" office:value-type="float" office:value="27.2396339803759" calcext:value-type="float">
            <text:p>27.2396339804</text:p>
          </table:table-cell>
          <table:table-cell table:formula="of:=([.G80]*9+[.D81])/10" office:value-type="float" office:value="52.1764225987955" calcext:value-type="float">
            <text:p>52.1764225988</text:p>
          </table:table-cell>
        </table:table-row>
        <table:table-row table:style-name="ro1">
          <table:table-cell office:value-type="string" calcext:value-type="string">
            <text:p>2018-02-12 00:00:00+00:00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([.E81]*9+[.B82])/10" office:value-type="float" office:value="1.77964056396788" calcext:value-type="float">
            <text:p>1.779640564</text:p>
          </table:table-cell>
          <table:table-cell table:formula="of:=([.F81]*9+[.C82])/10" office:value-type="float" office:value="27.4156705823383" calcext:value-type="float">
            <text:p>27.4156705823</text:p>
          </table:table-cell>
          <table:table-cell table:formula="of:=([.G81]*9+[.D82])/10" office:value-type="float" office:value="49.858780338916" calcext:value-type="float">
            <text:p>49.8587803389</text:p>
          </table:table-cell>
        </table:table-row>
        <table:table-row table:style-name="ro1">
          <table:table-cell office:value-type="string" calcext:value-type="string">
            <text:p>2018-02-13 00:00:00+00:00</text:p>
          </table:table-cell>
          <table:table-cell office:value-type="float" office:value="1.16" calcext:value-type="float">
            <text:p>1.1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formula="of:=([.E82]*9+[.B83])/10" office:value-type="float" office:value="1.71767650757109" calcext:value-type="float">
            <text:p>1.7176765076</text:p>
          </table:table-cell>
          <table:table-cell table:formula="of:=([.F82]*9+[.C83])/10" office:value-type="float" office:value="28.0741035241045" calcext:value-type="float">
            <text:p>28.0741035241</text:p>
          </table:table-cell>
          <table:table-cell table:formula="of:=([.G82]*9+[.D83])/10" office:value-type="float" office:value="47.6729023050244" calcext:value-type="float">
            <text:p>47.672902305</text:p>
          </table:table-cell>
        </table:table-row>
        <table:table-row table:style-name="ro1">
          <table:table-cell office:value-type="string" calcext:value-type="string">
            <text:p>2018-02-14 00:00:00+00:00</text:p>
          </table:table-cell>
          <table:table-cell office:value-type="float" office:value="1.36" calcext:value-type="float">
            <text:p>1.36</text:p>
          </table:table-cell>
          <table:table-cell office:value-type="float" office:value="34.6" calcext:value-type="float">
            <text:p>34.6</text:p>
          </table:table-cell>
          <table:table-cell office:value-type="float" office:value="27" calcext:value-type="float">
            <text:p>27</text:p>
          </table:table-cell>
          <table:table-cell table:formula="of:=([.E83]*9+[.B84])/10" office:value-type="float" office:value="1.68190885681398" calcext:value-type="float">
            <text:p>1.6819088568</text:p>
          </table:table-cell>
          <table:table-cell table:formula="of:=([.F83]*9+[.C84])/10" office:value-type="float" office:value="28.726693171694" calcext:value-type="float">
            <text:p>28.7266931717</text:p>
          </table:table-cell>
          <table:table-cell table:formula="of:=([.G83]*9+[.D84])/10" office:value-type="float" office:value="45.6056120745219" calcext:value-type="float">
            <text:p>45.6056120745</text:p>
          </table:table-cell>
        </table:table-row>
        <table:table-row table:style-name="ro1">
          <table:table-cell office:value-type="string" calcext:value-type="string">
            <text:p>2018-02-15 00:00:00+00:00</text:p>
          </table:table-cell>
          <table:table-cell office:value-type="float" office:value="1.28" calcext:value-type="float">
            <text:p>1.28</text:p>
          </table:table-cell>
          <table:table-cell office:value-type="float" office:value="33.2" calcext:value-type="float">
            <text:p>33.2</text:p>
          </table:table-cell>
          <table:table-cell office:value-type="float" office:value="26" calcext:value-type="float">
            <text:p>26</text:p>
          </table:table-cell>
          <table:table-cell table:formula="of:=([.E84]*9+[.B85])/10" office:value-type="float" office:value="1.64171797113258" calcext:value-type="float">
            <text:p>1.6417179711</text:p>
          </table:table-cell>
          <table:table-cell table:formula="of:=([.F84]*9+[.C85])/10" office:value-type="float" office:value="29.1740238545246" calcext:value-type="float">
            <text:p>29.1740238545</text:p>
          </table:table-cell>
          <table:table-cell table:formula="of:=([.G84]*9+[.D85])/10" office:value-type="float" office:value="43.6450508670698" calcext:value-type="float">
            <text:p>43.6450508671</text:p>
          </table:table-cell>
        </table:table-row>
        <table:table-row table:style-name="ro1">
          <table:table-cell office:value-type="string" calcext:value-type="string">
            <text:p>2018-02-16 00:00:00+00:00</text:p>
          </table:table-cell>
          <table:table-cell office:value-type="float" office:value="0.68" calcext:value-type="float">
            <text:p>0.68</text:p>
          </table:table-cell>
          <table:table-cell office:value-type="float" office:value="32.2" calcext:value-type="float">
            <text:p>32.2</text:p>
          </table:table-cell>
          <table:table-cell office:value-type="float" office:value="34" calcext:value-type="float">
            <text:p>34</text:p>
          </table:table-cell>
          <table:table-cell table:formula="of:=([.E85]*9+[.B86])/10" office:value-type="float" office:value="1.54554617401932" calcext:value-type="float">
            <text:p>1.545546174</text:p>
          </table:table-cell>
          <table:table-cell table:formula="of:=([.F85]*9+[.C86])/10" office:value-type="float" office:value="29.4766214690722" calcext:value-type="float">
            <text:p>29.4766214691</text:p>
          </table:table-cell>
          <table:table-cell table:formula="of:=([.G85]*9+[.D86])/10" office:value-type="float" office:value="42.6805457803628" calcext:value-type="float">
            <text:p>42.6805457804</text:p>
          </table:table-cell>
        </table:table-row>
        <table:table-row table:style-name="ro1">
          <table:table-cell office:value-type="string" calcext:value-type="string">
            <text:p>2018-02-19 00:00:00+00:00</text:p>
          </table:table-cell>
          <table:table-cell office:value-type="float" office:value="0.76" calcext:value-type="float">
            <text:p>0.76</text:p>
          </table:table-cell>
          <table:table-cell office:value-type="float" office:value="32.1" calcext:value-type="float">
            <text:p>32.1</text:p>
          </table:table-cell>
          <table:table-cell office:value-type="float" office:value="35" calcext:value-type="float">
            <text:p>35</text:p>
          </table:table-cell>
          <table:table-cell table:formula="of:=([.E86]*9+[.B87])/10" office:value-type="float" office:value="1.46699155661739" calcext:value-type="float">
            <text:p>1.4669915566</text:p>
          </table:table-cell>
          <table:table-cell table:formula="of:=([.F86]*9+[.C87])/10" office:value-type="float" office:value="29.738959322165" calcext:value-type="float">
            <text:p>29.7389593222</text:p>
          </table:table-cell>
          <table:table-cell table:formula="of:=([.G86]*9+[.D87])/10" office:value-type="float" office:value="41.9124912023265" calcext:value-type="float">
            <text:p>41.9124912023</text:p>
          </table:table-cell>
        </table:table-row>
        <table:table-row table:style-name="ro1">
          <table:table-cell office:value-type="string" calcext:value-type="string">
            <text:p>2018-02-20 00:00:00+00:00</text:p>
          </table:table-cell>
          <table:table-cell office:value-type="float" office:value="0.7" calcext:value-type="float">
            <text:p>0.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formula="of:=([.E87]*9+[.B88])/10" office:value-type="float" office:value="1.39029240095565" calcext:value-type="float">
            <text:p>1.390292401</text:p>
          </table:table-cell>
          <table:table-cell table:formula="of:=([.F87]*9+[.C88])/10" office:value-type="float" office:value="29.7650633899485" calcext:value-type="float">
            <text:p>29.7650633899</text:p>
          </table:table-cell>
          <table:table-cell table:formula="of:=([.G87]*9+[.D88])/10" office:value-type="float" office:value="41.5212420820938" calcext:value-type="float">
            <text:p>41.5212420821</text:p>
          </table:table-cell>
        </table:table-row>
        <table:table-row table:style-name="ro1">
          <table:table-cell office:value-type="string" calcext:value-type="string">
            <text:p>2018-02-21 00:00:00+00:00</text:p>
          </table:table-cell>
          <table:table-cell office:value-type="float" office:value="1.7" calcext:value-type="float">
            <text:p>1.7</text:p>
          </table:table-cell>
          <table:table-cell office:value-type="float" office:value="32.4" calcext:value-type="float">
            <text:p>32.4</text:p>
          </table:table-cell>
          <table:table-cell office:value-type="float" office:value="39" calcext:value-type="float">
            <text:p>39</text:p>
          </table:table-cell>
          <table:table-cell table:formula="of:=([.E88]*9+[.B89])/10" office:value-type="float" office:value="1.42126316086009" calcext:value-type="float">
            <text:p>1.4212631609</text:p>
          </table:table-cell>
          <table:table-cell table:formula="of:=([.F88]*9+[.C89])/10" office:value-type="float" office:value="30.0285570509536" calcext:value-type="float">
            <text:p>30.028557051</text:p>
          </table:table-cell>
          <table:table-cell table:formula="of:=([.G88]*9+[.D89])/10" office:value-type="float" office:value="41.2691178738845" calcext:value-type="float">
            <text:p>41.2691178739</text:p>
          </table:table-cell>
        </table:table-row>
        <table:table-row table:style-name="ro1">
          <table:table-cell office:value-type="string" calcext:value-type="string">
            <text:p>2018-02-22 00:00:00+00:00</text:p>
          </table:table-cell>
          <table:table-cell office:value-type="float" office:value="2.8" calcext:value-type="float">
            <text:p>2.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formula="of:=([.E89]*9+[.B90])/10" office:value-type="float" office:value="1.55913684477408" calcext:value-type="float">
            <text:p>1.5591368448</text:p>
          </table:table-cell>
          <table:table-cell table:formula="of:=([.F89]*9+[.C90])/10" office:value-type="float" office:value="30.6257013458582" calcext:value-type="float">
            <text:p>30.6257013459</text:p>
          </table:table-cell>
          <table:table-cell table:formula="of:=([.G89]*9+[.D90])/10" office:value-type="float" office:value="41.142206086496" calcext:value-type="float">
            <text:p>41.1422060865</text:p>
          </table:table-cell>
        </table:table-row>
        <table:table-row table:style-name="ro1">
          <table:table-cell office:value-type="string" calcext:value-type="string">
            <text:p>2018-02-23 00:00:00+00:00</text:p>
          </table:table-cell>
          <table:table-cell office:value-type="float" office:value="0.98" calcext:value-type="float">
            <text:p>0.98</text:p>
          </table:table-cell>
          <table:table-cell office:value-type="float" office:value="37.3" calcext:value-type="float">
            <text:p>37.3</text:p>
          </table:table-cell>
          <table:table-cell office:value-type="float" office:value="42" calcext:value-type="float">
            <text:p>42</text:p>
          </table:table-cell>
          <table:table-cell table:formula="of:=([.E90]*9+[.B91])/10" office:value-type="float" office:value="1.50122316029667" calcext:value-type="float">
            <text:p>1.5012231603</text:p>
          </table:table-cell>
          <table:table-cell table:formula="of:=([.F90]*9+[.C91])/10" office:value-type="float" office:value="31.2931312112724" calcext:value-type="float">
            <text:p>31.2931312113</text:p>
          </table:table-cell>
          <table:table-cell table:formula="of:=([.G90]*9+[.D91])/10" office:value-type="float" office:value="41.2279854778464" calcext:value-type="float">
            <text:p>41.2279854778</text:p>
          </table:table-cell>
        </table:table-row>
        <table:table-row table:style-name="ro1">
          <table:table-cell office:value-type="string" calcext:value-type="string">
            <text:p>2018-02-26 00:00:00+00:00</text:p>
          </table:table-cell>
          <table:table-cell office:value-type="float" office:value="1.2" calcext:value-type="float">
            <text:p>1.2</text:p>
          </table:table-cell>
          <table:table-cell office:value-type="float" office:value="38.2" calcext:value-type="float">
            <text:p>38.2</text:p>
          </table:table-cell>
          <table:table-cell office:value-type="float" office:value="45" calcext:value-type="float">
            <text:p>45</text:p>
          </table:table-cell>
          <table:table-cell table:formula="of:=([.E91]*9+[.B92])/10" office:value-type="float" office:value="1.471100844267" calcext:value-type="float">
            <text:p>1.4711008443</text:p>
          </table:table-cell>
          <table:table-cell table:formula="of:=([.F91]*9+[.C92])/10" office:value-type="float" office:value="31.9838180901452" calcext:value-type="float">
            <text:p>31.9838180901</text:p>
          </table:table-cell>
          <table:table-cell table:formula="of:=([.G91]*9+[.D92])/10" office:value-type="float" office:value="41.6051869300618" calcext:value-type="float">
            <text:p>41.6051869301</text:p>
          </table:table-cell>
        </table:table-row>
        <table:table-row table:style-name="ro1">
          <table:table-cell office:value-type="string" calcext:value-type="string">
            <text:p>2018-02-27 00:00:00+00:00</text:p>
          </table:table-cell>
          <table:table-cell office:value-type="float" office:value="1.98" calcext:value-type="float">
            <text:p>1.98</text:p>
          </table:table-cell>
          <table:table-cell office:value-type="float" office:value="39.1" calcext:value-type="float">
            <text:p>39.1</text:p>
          </table:table-cell>
          <table:table-cell office:value-type="float" office:value="50" calcext:value-type="float">
            <text:p>50</text:p>
          </table:table-cell>
          <table:table-cell table:formula="of:=([.E92]*9+[.B93])/10" office:value-type="float" office:value="1.5219907598403" calcext:value-type="float">
            <text:p>1.5219907598</text:p>
          </table:table-cell>
          <table:table-cell table:formula="of:=([.F92]*9+[.C93])/10" office:value-type="float" office:value="32.6954362811307" calcext:value-type="float">
            <text:p>32.6954362811</text:p>
          </table:table-cell>
          <table:table-cell table:formula="of:=([.G92]*9+[.D93])/10" office:value-type="float" office:value="42.4446682370556" calcext:value-type="float">
            <text:p>42.4446682371</text:p>
          </table:table-cell>
        </table:table-row>
        <table:table-row table:style-name="ro1">
          <table:table-cell office:value-type="string" calcext:value-type="string">
            <text:p>2018-02-28 00:00:00+00:00</text:p>
          </table:table-cell>
          <table:table-cell office:value-type="float" office:value="1.16" calcext:value-type="float">
            <text:p>1.16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formula="of:=([.E93]*9+[.B94])/10" office:value-type="float" office:value="1.48579168385627" calcext:value-type="float">
            <text:p>1.4857916839</text:p>
          </table:table-cell>
          <table:table-cell table:formula="of:=([.F93]*9+[.C94])/10" office:value-type="float" office:value="33.4258926530176" calcext:value-type="float">
            <text:p>33.425892653</text:p>
          </table:table-cell>
          <table:table-cell table:formula="of:=([.G93]*9+[.D94])/10" office:value-type="float" office:value="43.30020141335" calcext:value-type="float">
            <text:p>43.30020141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18T13:43:41.362887978</dc:date>
    <meta:editing-duration>PT12M42S</meta:editing-duration>
    <meta:editing-cycles>3</meta:editing-cycles>
    <meta:document-statistic meta:table-count="2" meta:cell-count="904" meta:object-count="0"/>
  </office:meta>
</office:document-meta>
</file>